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398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0.6055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5953in"/>
    </style:style>
    <style:style style:name="co10" style:family="table-column">
      <style:table-column-properties fo:break-before="auto" style:column-width="0.7602in"/>
    </style:style>
    <style:style style:name="co11" style:family="table-column">
      <style:table-column-properties fo:break-before="auto" style:column-width="2.2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37in" fo:break-before="auto" style:use-optimal-row-height="true"/>
    </style:style>
    <style:style style:name="ro3" style:family="table-row">
      <style:table-row-properties style:row-height="0.6764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" style:family="table-cell" style:parent-style-name="Default">
      <style:text-properties style:font-name="Liberation Sans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style:font-name="Liberation Sans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U1218 - Algoritme Pemrograman - Kelas: D - Jurusan: Tahap Persiapan Bersama - Tahun: 2023 - Sem: 1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RP - Nama Lengkap</text:p>
          </table:table-cell>
          <table:table-cell table:style-name="ce2" office:value-type="string" calcext:value-type="string">
            <text:p>Praktikum</text:p>
          </table:table-cell>
          <table:table-cell table:style-name="ce2" office:value-type="string" calcext:value-type="string">
            <text:p>Tugas Individu</text:p>
          </table:table-cell>
          <table:table-cell table:style-name="ce2" office:value-type="string" calcext:value-type="string">
            <text:p>Kuis</text:p>
          </table:table-cell>
          <table:table-cell table:style-name="ce2" office:value-type="string" calcext:value-type="string">
            <text:p>UTS</text:p>
          </table:table-cell>
          <table:table-cell table:style-name="ce2" office:value-type="string" calcext:value-type="string">
            <text:p>UAS</text:p>
          </table:table-cell>
          <table:table-cell table:style-name="ce2" office:value-type="string" calcext:value-type="string">
            <text:p>Proy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01</text:p>
          </table:table-cell>
          <table:table-cell office:value-type="string" calcext:value-type="string">
            <text:p>04231001 - Abdul Kahf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05</text:p>
          </table:table-cell>
          <table:table-cell office:value-type="string" calcext:value-type="string">
            <text:p>04231005 - Ali Rizqi Nurpebriant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09</text:p>
          </table:table-cell>
          <table:table-cell office:value-type="string" calcext:value-type="string">
            <text:p>04231009 - ALWAN AKMAL LARI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13</text:p>
          </table:table-cell>
          <table:table-cell office:value-type="string" calcext:value-type="string">
            <text:p>04231013 - Ariyo Ariant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17</text:p>
          </table:table-cell>
          <table:table-cell office:value-type="string" calcext:value-type="string">
            <text:p>04231017 - David Jordan Kaki Mbo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21</text:p>
          </table:table-cell>
          <table:table-cell office:value-type="string" calcext:value-type="string">
            <text:p>04231021 - Dharma Yuwen Fauz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25</text:p>
          </table:table-cell>
          <table:table-cell office:value-type="string" calcext:value-type="string">
            <text:p>04231025 - Dwi Pratiw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29</text:p>
          </table:table-cell>
          <table:table-cell office:value-type="string" calcext:value-type="string">
            <text:p>04231029 - Evan Dwiky Nugra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33</text:p>
          </table:table-cell>
          <table:table-cell office:value-type="string" calcext:value-type="string">
            <text:p>04231033 - Ferry Kurniaw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37</text:p>
          </table:table-cell>
          <table:table-cell office:value-type="string" calcext:value-type="string">
            <text:p>04231037 - Hafidz Syaifulla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41</text:p>
          </table:table-cell>
          <table:table-cell office:value-type="string" calcext:value-type="string">
            <text:p>04231041 - IRVAN SAPUT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45</text:p>
          </table:table-cell>
          <table:table-cell office:value-type="string" calcext:value-type="string">
            <text:p>04231045 - KEYSHAL NAUFAL JULIANTI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49</text:p>
          </table:table-cell>
          <table:table-cell office:value-type="string" calcext:value-type="string">
            <text:p>04231049 - Muhamad Ih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53</text:p>
          </table:table-cell>
          <table:table-cell office:value-type="string" calcext:value-type="string">
            <text:p>04231053 - Muhammad Haek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57</text:p>
          </table:table-cell>
          <table:table-cell office:value-type="string" calcext:value-type="string">
            <text:p>04231057 - Muhammad Najw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61</text:p>
          </table:table-cell>
          <table:table-cell office:value-type="string" calcext:value-type="string">
            <text:p>04231061 - Muhammad Rizky Dimas Pratam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65</text:p>
          </table:table-cell>
          <table:table-cell office:value-type="string" calcext:value-type="string">
            <text:p>04231065 - Musta'in Yusu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69</text:p>
          </table:table-cell>
          <table:table-cell office:value-type="string" calcext:value-type="string">
            <text:p>04231069 - Nur Hayati.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73</text:p>
          </table:table-cell>
          <table:table-cell office:value-type="string" calcext:value-type="string">
            <text:p>04231073 - Radja Jasmin Jamaludd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77</text:p>
          </table:table-cell>
          <table:table-cell office:value-type="string" calcext:value-type="string">
            <text:p>04231077 - Rendy Muslim Arif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81</text:p>
          </table:table-cell>
          <table:table-cell office:value-type="string" calcext:value-type="string">
            <text:p>04231081 - SILLUET SUB'HAN BENJI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85</text:p>
          </table:table-cell>
          <table:table-cell office:value-type="string" calcext:value-type="string">
            <text:p>04231085 - Tam Clement Bryan Kurniaw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89</text:p>
          </table:table-cell>
          <table:table-cell office:value-type="string" calcext:value-type="string">
            <text:p>04231089 - Vandri Afli Navi Alma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93</text:p>
          </table:table-cell>
          <table:table-cell office:value-type="string" calcext:value-type="string">
            <text:p>04231093 - Zaki Fadilla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01</text:p>
          </table:table-cell>
          <table:table-cell office:value-type="string" calcext:value-type="string">
            <text:p>12231001 - Abid haidar rofi' nugroh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05</text:p>
          </table:table-cell>
          <table:table-cell office:value-type="string" calcext:value-type="string">
            <text:p>12231005 - ALDI ADJI PURNOM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09</text:p>
          </table:table-cell>
          <table:table-cell office:value-type="string" calcext:value-type="string">
            <text:p>12231009 - Anindia Aulia Oktavi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13</text:p>
          </table:table-cell>
          <table:table-cell office:value-type="string" calcext:value-type="string">
            <text:p>12231013 - Arya Satya Maharan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17</text:p>
          </table:table-cell>
          <table:table-cell office:value-type="string" calcext:value-type="string">
            <text:p>12231017 - Chairun Nis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21</text:p>
          </table:table-cell>
          <table:table-cell office:value-type="string" calcext:value-type="string">
            <text:p>12231021 - Desi Tamaharan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25</text:p>
          </table:table-cell>
          <table:table-cell office:value-type="string" calcext:value-type="string">
            <text:p>12231025 - Erlangga Dzaky Atha'ula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29</text:p>
          </table:table-cell>
          <table:table-cell office:value-type="string" calcext:value-type="string">
            <text:p>12231029 - Farrel Tobyas Situmo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33</text:p>
          </table:table-cell>
          <table:table-cell office:value-type="string" calcext:value-type="string">
            <text:p>12231033 - Francesco Danang Desput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37</text:p>
          </table:table-cell>
          <table:table-cell office:value-type="string" calcext:value-type="string">
            <text:p>12231037 - Hanin Rana Attay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41</text:p>
          </table:table-cell>
          <table:table-cell office:value-type="string" calcext:value-type="string">
            <text:p>12231041 - Irfan Kai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45</text:p>
          </table:table-cell>
          <table:table-cell office:value-type="string" calcext:value-type="string">
            <text:p>12231045 - Kevin Arouna Lyrianta Gint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49</text:p>
          </table:table-cell>
          <table:table-cell office:value-type="string" calcext:value-type="string">
            <text:p>12231049 - Muhammad Adhiem Al Busy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53</text:p>
          </table:table-cell>
          <table:table-cell office:value-type="string" calcext:value-type="string">
            <text:p>12231053 - Muhammad Fik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57</text:p>
          </table:table-cell>
          <table:table-cell office:value-type="string" calcext:value-type="string">
            <text:p>12231057 - Nadhif Aulia? Azzam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61</text:p>
          </table:table-cell>
          <table:table-cell office:value-type="string" calcext:value-type="string">
            <text:p>12231061 - NASYWA PINGKAN SONY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65</text:p>
          </table:table-cell>
          <table:table-cell office:value-type="string" calcext:value-type="string">
            <text:p>12231065 - Nur Asyif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69</text:p>
          </table:table-cell>
          <table:table-cell office:value-type="string" calcext:value-type="string">
            <text:p>12231069 - Putu Sintia Upadew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73</text:p>
          </table:table-cell>
          <table:table-cell office:value-type="string" calcext:value-type="string">
            <text:p>12231073 - Rias Aurelia Syafira Ha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77</text:p>
          </table:table-cell>
          <table:table-cell office:value-type="string" calcext:value-type="string">
            <text:p>12231077 - Sehan Tri Mukhti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81</text:p>
          </table:table-cell>
          <table:table-cell office:value-type="string" calcext:value-type="string">
            <text:p>12231081 - Sulthan Nadhif P. N. P. Mansyu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85</text:p>
          </table:table-cell>
          <table:table-cell office:value-type="string" calcext:value-type="string">
            <text:p>12231085 - TASYA NABILA PUT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01</text:p>
          </table:table-cell>
          <table:table-cell office:value-type="string" calcext:value-type="string">
            <text:p>21231001 - Aditya Bhismar Kanay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05</text:p>
          </table:table-cell>
          <table:table-cell office:value-type="string" calcext:value-type="string">
            <text:p>21231005 - ALFIAN BRAINAL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09</text:p>
          </table:table-cell>
          <table:table-cell office:value-type="string" calcext:value-type="string">
            <text:p>21231009 - ASIMA ROHANA SIAHA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13</text:p>
          </table:table-cell>
          <table:table-cell office:value-type="string" calcext:value-type="string">
            <text:p>21231013 - David Alvari Paelong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17</text:p>
          </table:table-cell>
          <table:table-cell office:value-type="string" calcext:value-type="string">
            <text:p>21231017 - Einstivania Gabriela Muatik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21</text:p>
          </table:table-cell>
          <table:table-cell office:value-type="string" calcext:value-type="string">
            <text:p>21231021 - Feby Glory Nasaretta Br Gint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25</text:p>
          </table:table-cell>
          <table:table-cell office:value-type="string" calcext:value-type="string">
            <text:p>21231025 - Gabriella Andira Matand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29</text:p>
          </table:table-cell>
          <table:table-cell office:value-type="string" calcext:value-type="string">
            <text:p>21231029 - I Nyoman Wisnu Ferdi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33</text:p>
          </table:table-cell>
          <table:table-cell office:value-type="string" calcext:value-type="string">
            <text:p>21231033 - Johannes Raja Guk Gu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37</text:p>
          </table:table-cell>
          <table:table-cell office:value-type="string" calcext:value-type="string">
            <text:p>21231037 - Loviana Anggriany Arianto Suband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41</text:p>
          </table:table-cell>
          <table:table-cell office:value-type="string" calcext:value-type="string">
            <text:p>21231041 - MOCHAMAD SURYA SAPUT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45</text:p>
          </table:table-cell>
          <table:table-cell office:value-type="string" calcext:value-type="string">
            <text:p>21231045 - Muhammad Faj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53</text:p>
          </table:table-cell>
          <table:table-cell office:value-type="string" calcext:value-type="string">
            <text:p>21231053 - Nur Mi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57</text:p>
          </table:table-cell>
          <table:table-cell office:value-type="string" calcext:value-type="string">
            <text:p>21231057 - Revan Auzan Fach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61</text:p>
          </table:table-cell>
          <table:table-cell office:value-type="string" calcext:value-type="string">
            <text:p>21231061 - Sifaa Ul Janna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65</text:p>
          </table:table-cell>
          <table:table-cell office:value-type="string" calcext:value-type="string">
            <text:p>21231065 - SUCI YOSEPHIN BR TARIG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69</text:p>
          </table:table-cell>
          <table:table-cell office:value-type="string" calcext:value-type="string">
            <text:p>21231069 - Zahra Jasmine Anindya Suban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6"/>
        <table:table-column table:style-name="co5" table:default-cell-style-name="ce16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3" table:default-cell-style-name="Default"/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3" office:value-type="string" calcext:value-type="string">
            <text:p>PRAKTIKUM</text:p>
          </table:table-cell>
          <table:table-cell table:style-name="ce25" office:value-type="string" calcext:value-type="string">
            <text:p>Tugas Individu</text:p>
          </table:table-cell>
          <table:table-cell table:style-name="ce3" office:value-type="string" calcext:value-type="string">
            <text:p>Kuis</text:p>
          </table:table-cell>
          <table:table-cell table:style-name="ce3" office:value-type="string" calcext:value-type="string">
            <text:p>UTS</text:p>
          </table:table-cell>
          <table:table-cell table:style-name="ce3" office:value-type="string" calcext:value-type="string">
            <text:p>UAS</text:p>
          </table:table-cell>
          <table:table-cell table:style-name="ce3" office:value-type="string" calcext:value-type="string">
            <text:p>Proyek</text:p>
          </table:table-cell>
          <table:table-cell table:style-name="ce3" office:value-type="string" calcext:value-type="string">
            <text:p>TOTAL</text:p>
          </table:table-cell>
          <table:table-cell table:style-name="ce3" table:number-columns-repeated="1012"/>
        </table:table-row>
        <table:table-row table:style-name="ro1">
          <table:table-cell/>
          <table:table-cell table:style-name="ce5" office:value-type="string" calcext:value-type="string">
            <text:p>Abdul Kahfi</text:p>
          </table:table-cell>
          <table:table-cell table:style-name="ce15" office:value-type="string" calcext:value-type="string">
            <text:p>04231001</text:p>
          </table:table-cell>
          <table:table-cell office:value-type="float" office:value="88.9714285714286" calcext:value-type="float">
            <text:p>88.9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79.31" calcext:value-type="float">
            <text:p>79.31</text:p>
          </table:table-cell>
          <table:table-cell office:value-type="float" office:value="84" calcext:value-type="float">
            <text:p>84</text:p>
          </table:table-cell>
          <table:table-cell table:formula="of:=0.1*[.D3]+0.1*[.E3]+0.1*[.F3]+0.1*[.G3]+0.1*[.H3]+0.5*[.I3]" office:value-type="float" office:value="84.6281428571429" calcext:value-type="float">
            <text:p>84.62814285714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i Rizqi Nurpebrianto</text:p>
          </table:table-cell>
          <table:table-cell office:value-type="string" calcext:value-type="string">
            <text:p>04231005</text:p>
          </table:table-cell>
          <table:table-cell office:value-type="float" office:value="88.1142857142857" calcext:value-type="float">
            <text:p>88.1142857142857</text:p>
          </table:table-cell>
          <table:table-cell office:value-type="float" office:value="85" calcext:value-type="float">
            <text:p>85</text:p>
          </table:table-cell>
          <table:table-cell office:value-type="float" office:value="80.56" calcext:value-type="float">
            <text:p>80.56</text:p>
          </table:table-cell>
          <table:table-cell office:value-type="float" office:value="88" calcext:value-type="float">
            <text:p>88</text:p>
          </table:table-cell>
          <table:table-cell office:value-type="float" office:value="89.66" calcext:value-type="float">
            <text:p>89.66</text:p>
          </table:table-cell>
          <table:table-cell office:value-type="float" office:value="82" calcext:value-type="float">
            <text:p>82</text:p>
          </table:table-cell>
          <table:table-cell table:formula="of:=0.1*[.D4]+0.1*[.E4]+0.1*[.F4]+0.1*[.G4]+0.1*[.H4]+0.5*[.I4]" office:value-type="float" office:value="84.1334285714286" calcext:value-type="float">
            <text:p>84.1334285714286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Alwan Akmllarik</text:p>
          </table:table-cell>
          <table:table-cell table:style-name="ce17" office:value-type="string" calcext:value-type="string">
            <text:p>04231009</text:p>
          </table:table-cell>
          <table:table-cell office:value-type="float" office:value="45.9428571428572" calcext:value-type="float">
            <text:p>45.9428571428572</text:p>
          </table:table-cell>
          <table:table-cell office:value-type="float" office:value="30" calcext:value-type="float">
            <text:p>30</text:p>
          </table:table-cell>
          <table:table-cell office:value-type="float" office:value="72.22" calcext:value-type="float">
            <text:p>72.22</text:p>
          </table:table-cell>
          <table:table-cell office:value-type="float" office:value="92" calcext:value-type="float">
            <text:p>92</text:p>
          </table:table-cell>
          <table:table-cell office:value-type="float" office:value="79.31" calcext:value-type="float">
            <text:p>79.31</text:p>
          </table:table-cell>
          <table:table-cell office:value-type="float" office:value="81" calcext:value-type="float">
            <text:p>81</text:p>
          </table:table-cell>
          <table:table-cell table:formula="of:=0.1*[.D5]+0.1*[.E5]+0.1*[.F5]+0.1*[.G5]+0.1*[.H5]+0.5*[.I5]" office:value-type="float" office:value="72.4472857142857" calcext:value-type="float">
            <text:p>72.4472857142857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Ariyo Arianto</text:p>
          </table:table-cell>
          <table:table-cell table:style-name="ce18" office:value-type="string" calcext:value-type="string">
            <text:p>04231013</text:p>
          </table:table-cell>
          <table:table-cell office:value-type="float" office:value="82.6857142857143" calcext:value-type="float">
            <text:p>82.6857142857143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65.52" calcext:value-type="float">
            <text:p>65.52</text:p>
          </table:table-cell>
          <table:table-cell office:value-type="float" office:value="83" calcext:value-type="float">
            <text:p>83</text:p>
          </table:table-cell>
          <table:table-cell table:formula="of:=0.1*[.D6]+0.1*[.E6]+0.1*[.F6]+0.1*[.G6]+0.1*[.H6]+0.5*[.I6]" office:value-type="float" office:value="76.6205714285714" calcext:value-type="float">
            <text:p>76.6205714285714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David Jordan Kaki Mbou</text:p>
          </table:table-cell>
          <table:table-cell table:style-name="ce19" office:value-type="string" calcext:value-type="string">
            <text:p>04231017</text:p>
          </table:table-cell>
          <table:table-cell office:value-type="float" office:value="64.1714285714286" calcext:value-type="float">
            <text:p>64.1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77.78" calcext:value-type="float">
            <text:p>77.78</text:p>
          </table:table-cell>
          <table:table-cell office:value-type="float" office:value="74" calcext:value-type="float">
            <text:p>74</text:p>
          </table:table-cell>
          <table:table-cell office:value-type="float" office:value="72.41" calcext:value-type="float">
            <text:p>72.41</text:p>
          </table:table-cell>
          <table:table-cell office:value-type="float" office:value="84" calcext:value-type="float">
            <text:p>84</text:p>
          </table:table-cell>
          <table:table-cell table:formula="of:=0.1*[.D7]+0.1*[.E7]+0.1*[.F7]+0.1*[.G7]+0.1*[.H7]+0.5*[.I7]" office:value-type="float" office:value="79.3361428571429" calcext:value-type="float">
            <text:p>79.3361428571429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harma Yuwen Fauzan</text:p>
          </table:table-cell>
          <table:table-cell table:style-name="ce20" office:value-type="string" calcext:value-type="string">
            <text:p>04231021</text:p>
          </table:table-cell>
          <table:table-cell office:value-type="float" office:value="66.1428571428571" calcext:value-type="float">
            <text:p>66.1428571428571</text:p>
          </table:table-cell>
          <table:table-cell office:value-type="float" office:value="34" calcext:value-type="float">
            <text:p>34</text:p>
          </table:table-cell>
          <table:table-cell office:value-type="float" office:value="80.56" calcext:value-type="float">
            <text:p>80.56</text:p>
          </table:table-cell>
          <table:table-cell office:value-type="float" office:value="0" calcext:value-type="float">
            <text:p>0</text:p>
          </table:table-cell>
          <table:table-cell office:value-type="float" office:value="77.59" calcext:value-type="float">
            <text:p>77.59</text:p>
          </table:table-cell>
          <table:table-cell office:value-type="float" office:value="81" calcext:value-type="float">
            <text:p>81</text:p>
          </table:table-cell>
          <table:table-cell table:formula="of:=0.1*[.D8]+0.1*[.E8]+0.1*[.F8]+0.1*[.G8]+0.1*[.H8]+0.5*[.I8]" office:value-type="float" office:value="66.3292857142857" calcext:value-type="float">
            <text:p>66.3292857142857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Dwi Pratiwi</text:p>
          </table:table-cell>
          <table:table-cell table:style-name="ce21" office:value-type="string" calcext:value-type="string">
            <text:p>04231025</text:p>
          </table:table-cell>
          <table:table-cell office:value-type="float" office:value="82.3142857142857" calcext:value-type="float">
            <text:p>82.3142857142857</text:p>
          </table:table-cell>
          <table:table-cell office:value-type="float" office:value="85" calcext:value-type="float">
            <text:p>85</text:p>
          </table:table-cell>
          <table:table-cell office:value-type="float" office:value="77.78" calcext:value-type="float">
            <text:p>77.78</text:p>
          </table:table-cell>
          <table:table-cell office:value-type="float" office:value="94" calcext:value-type="float">
            <text:p>94</text:p>
          </table:table-cell>
          <table:table-cell office:value-type="float" office:value="86.21" calcext:value-type="float">
            <text:p>86.21</text:p>
          </table:table-cell>
          <table:table-cell office:value-type="float" office:value="80" calcext:value-type="float">
            <text:p>80</text:p>
          </table:table-cell>
          <table:table-cell table:formula="of:=0.1*[.D9]+0.1*[.E9]+0.1*[.F9]+0.1*[.G9]+0.1*[.H9]+0.5*[.I9]" office:value-type="float" office:value="82.5304285714286" calcext:value-type="float">
            <text:p>82.530428571428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Evan Dwiky Nugraha</text:p>
          </table:table-cell>
          <table:table-cell table:style-name="ce22" office:value-type="string" calcext:value-type="string">
            <text:p>04231029</text:p>
          </table:table-cell>
          <table:table-cell office:value-type="float" office:value="76.3428571428572" calcext:value-type="float">
            <text:p>76.342857142857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4.48" calcext:value-type="float">
            <text:p>84.48</text:p>
          </table:table-cell>
          <table:table-cell office:value-type="float" office:value="80" calcext:value-type="float">
            <text:p>80</text:p>
          </table:table-cell>
          <table:table-cell table:formula="of:=0.1*[.D10]+0.1*[.E10]+0.1*[.F10]+0.1*[.G10]+0.1*[.H10]+0.5*[.I10]" office:value-type="float" office:value="80.6822857142857" calcext:value-type="float">
            <text:p>80.682285714285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erry Kurniawan</text:p>
          </table:table-cell>
          <table:table-cell table:style-name="ce22" office:value-type="string" calcext:value-type="string">
            <text:p>04231033</text:p>
          </table:table-cell>
          <table:table-cell office:value-type="float" office:value="89.6571428571429" calcext:value-type="float">
            <text:p>89.6571428571429</text:p>
          </table:table-cell>
          <table:table-cell office:value-type="float" office:value="85" calcext:value-type="float">
            <text:p>85</text:p>
          </table:table-cell>
          <table:table-cell office:value-type="float" office:value="91.67" calcext:value-type="float">
            <text:p>91.67</text:p>
          </table:table-cell>
          <table:table-cell office:value-type="float" office:value="92" calcext:value-type="float">
            <text:p>92</text:p>
          </table:table-cell>
          <table:table-cell office:value-type="float" office:value="74.14" calcext:value-type="float">
            <text:p>74.14</text:p>
          </table:table-cell>
          <table:table-cell office:value-type="float" office:value="84" calcext:value-type="float">
            <text:p>84</text:p>
          </table:table-cell>
          <table:table-cell table:formula="of:=0.1*[.D11]+0.1*[.E11]+0.1*[.F11]+0.1*[.G11]+0.1*[.H11]+0.5*[.I11]" office:value-type="float" office:value="85.2467142857143" calcext:value-type="float">
            <text:p>85.246714285714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Hafidz Syaifullah</text:p>
          </table:table-cell>
          <table:table-cell table:style-name="ce22" office:value-type="string" calcext:value-type="string">
            <text:p>04231037</text:p>
          </table:table-cell>
          <table:table-cell office:value-type="float" office:value="84.9428571428571" calcext:value-type="float">
            <text:p>84.9428571428571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56.9" calcext:value-type="float">
            <text:p>56.9</text:p>
          </table:table-cell>
          <table:table-cell office:value-type="float" office:value="80" calcext:value-type="float">
            <text:p>80</text:p>
          </table:table-cell>
          <table:table-cell table:formula="of:=0.1*[.D12]+0.1*[.E12]+0.1*[.F12]+0.1*[.G12]+0.1*[.H12]+0.5*[.I12]" office:value-type="float" office:value="78.7842857142857" calcext:value-type="float">
            <text:p>78.7842857142857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Irvan Saputra</text:p>
          </table:table-cell>
          <table:table-cell table:style-name="ce23" office:value-type="string" calcext:value-type="string">
            <text:p>04231041</text:p>
          </table:table-cell>
          <table:table-cell office:value-type="float" office:value="56.8571428571429" calcext:value-type="float">
            <text:p>56.8571428571429</text:p>
          </table:table-cell>
          <table:table-cell office:value-type="float" office:value="49" calcext:value-type="float">
            <text:p>49</text:p>
          </table:table-cell>
          <table:table-cell office:value-type="float" office:value="38.89" calcext:value-type="float">
            <text:p>38.89</text:p>
          </table:table-cell>
          <table:table-cell office:value-type="float" office:value="86" calcext:value-type="float">
            <text:p>86</text:p>
          </table:table-cell>
          <table:table-cell office:value-type="float" office:value="67.24" calcext:value-type="float">
            <text:p>67.24</text:p>
          </table:table-cell>
          <table:table-cell office:value-type="float" office:value="82" calcext:value-type="float">
            <text:p>82</text:p>
          </table:table-cell>
          <table:table-cell table:formula="of:=0.1*[.D13]+0.1*[.E13]+0.1*[.F13]+0.1*[.G13]+0.1*[.H13]+0.5*[.I13]" office:value-type="float" office:value="70.7987142857143" calcext:value-type="float">
            <text:p>70.798714285714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yshal Naufal Juliantila</text:p>
          </table:table-cell>
          <table:table-cell office:value-type="string" calcext:value-type="string">
            <text:p>04231045</text:p>
          </table:table-cell>
          <table:table-cell office:value-type="float" office:value="89.5428571428571" calcext:value-type="float">
            <text:p>89.5428571428571</text:p>
          </table:table-cell>
          <table:table-cell office:value-type="float" office:value="85" calcext:value-type="float">
            <text:p>85</text:p>
          </table:table-cell>
          <table:table-cell office:value-type="float" office:value="77.78" calcext:value-type="float">
            <text:p>77.78</text:p>
          </table:table-cell>
          <table:table-cell office:value-type="float" office:value="96" calcext:value-type="float">
            <text:p>96</text:p>
          </table:table-cell>
          <table:table-cell office:value-type="float" office:value="81.03" calcext:value-type="float">
            <text:p>81.03</text:p>
          </table:table-cell>
          <table:table-cell office:value-type="float" office:value="84" calcext:value-type="float">
            <text:p>84</text:p>
          </table:table-cell>
          <table:table-cell table:formula="of:=0.1*[.D14]+0.1*[.E14]+0.1*[.F14]+0.1*[.G14]+0.1*[.H14]+0.5*[.I14]" office:value-type="float" office:value="84.9352857142857" calcext:value-type="float">
            <text:p>84.935285714285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uhamad Ihsan</text:p>
          </table:table-cell>
          <table:table-cell table:style-name="ce15" office:value-type="string" calcext:value-type="string">
            <text:p>04231049</text:p>
          </table:table-cell>
          <table:table-cell office:value-type="float" office:value="90.3428571428571" calcext:value-type="float">
            <text:p>90.3428571428571</text:p>
          </table:table-cell>
          <table:table-cell office:value-type="float" office:value="34" calcext:value-type="float">
            <text:p>34</text:p>
          </table:table-cell>
          <table:table-cell office:value-type="float" office:value="77.78" calcext:value-type="float">
            <text:p>77.78</text:p>
          </table:table-cell>
          <table:table-cell office:value-type="float" office:value="96" calcext:value-type="float">
            <text:p>96</text:p>
          </table:table-cell>
          <table:table-cell office:value-type="float" office:value="87.93" calcext:value-type="float">
            <text:p>87.93</text:p>
          </table:table-cell>
          <table:table-cell office:value-type="float" office:value="84" calcext:value-type="float">
            <text:p>84</text:p>
          </table:table-cell>
          <table:table-cell table:formula="of:=0.1*[.D15]+0.1*[.E15]+0.1*[.F15]+0.1*[.G15]+0.1*[.H15]+0.5*[.I15]" office:value-type="float" office:value="80.6052857142857" calcext:value-type="float">
            <text:p>80.6052857142857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Muhammad Haekal</text:p>
          </table:table-cell>
          <table:table-cell table:style-name="ce17" office:value-type="string" calcext:value-type="string">
            <text:p>04231053</text:p>
          </table:table-cell>
          <table:table-cell office:value-type="float" office:value="68.1428571428571" calcext:value-type="float">
            <text:p>68.1428571428571</text:p>
          </table:table-cell>
          <table:table-cell office:value-type="float" office:value="34" calcext:value-type="float">
            <text:p>34</text:p>
          </table:table-cell>
          <table:table-cell office:value-type="float" office:value="83.33" calcext:value-type="float">
            <text:p>83.33</text:p>
          </table:table-cell>
          <table:table-cell office:value-type="float" office:value="98" calcext:value-type="float">
            <text:p>98</text:p>
          </table:table-cell>
          <table:table-cell office:value-type="float" office:value="84.48" calcext:value-type="float">
            <text:p>84.48</text:p>
          </table:table-cell>
          <table:table-cell office:value-type="float" office:value="79" calcext:value-type="float">
            <text:p>79</text:p>
          </table:table-cell>
          <table:table-cell table:formula="of:=0.1*[.D16]+0.1*[.E16]+0.1*[.F16]+0.1*[.G16]+0.1*[.H16]+0.5*[.I16]" office:value-type="float" office:value="76.2952857142857" calcext:value-type="float">
            <text:p>76.295285714285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Muhammad Najwan</text:p>
          </table:table-cell>
          <table:table-cell table:style-name="ce22" office:value-type="string" calcext:value-type="string">
            <text:p>04231057</text:p>
          </table:table-cell>
          <table:table-cell office:value-type="float" office:value="56.6" calcext:value-type="float">
            <text:p>56.6</text:p>
          </table:table-cell>
          <table:table-cell office:value-type="float" office:value="66" calcext:value-type="float">
            <text:p>66</text:p>
          </table:table-cell>
          <table:table-cell office:value-type="float" office:value="63.89" calcext:value-type="float">
            <text:p>63.89</text:p>
          </table:table-cell>
          <table:table-cell office:value-type="float" office:value="82" calcext:value-type="float">
            <text:p>82</text:p>
          </table:table-cell>
          <table:table-cell office:value-type="float" office:value="77.59" calcext:value-type="float">
            <text:p>77.59</text:p>
          </table:table-cell>
          <table:table-cell office:value-type="float" office:value="80" calcext:value-type="float">
            <text:p>80</text:p>
          </table:table-cell>
          <table:table-cell table:formula="of:=0.1*[.D17]+0.1*[.E17]+0.1*[.F17]+0.1*[.G17]+0.1*[.H17]+0.5*[.I17]" office:value-type="float" office:value="74.608" calcext:value-type="float">
            <text:p>74.608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Muhammad Rizky Dimas Pratama</text:p>
          </table:table-cell>
          <table:table-cell table:style-name="ce23" office:value-type="string" calcext:value-type="string">
            <text:p>04231061</text:p>
          </table:table-cell>
          <table:table-cell office:value-type="float" office:value="74.1142857142857" calcext:value-type="float">
            <text:p>74.1142857142857</text:p>
          </table:table-cell>
          <table:table-cell office:value-type="float" office:value="51" calcext:value-type="float">
            <text:p>51</text:p>
          </table:table-cell>
          <table:table-cell office:value-type="float" office:value="63.89" calcext:value-type="float">
            <text:p>63.89</text:p>
          </table:table-cell>
          <table:table-cell office:value-type="float" office:value="92" calcext:value-type="float">
            <text:p>92</text:p>
          </table:table-cell>
          <table:table-cell office:value-type="float" office:value="84.48" calcext:value-type="float">
            <text:p>84.48</text:p>
          </table:table-cell>
          <table:table-cell office:value-type="float" office:value="82" calcext:value-type="float">
            <text:p>82</text:p>
          </table:table-cell>
          <table:table-cell table:formula="of:=0.1*[.D18]+0.1*[.E18]+0.1*[.F18]+0.1*[.G18]+0.1*[.H18]+0.5*[.I18]" office:value-type="float" office:value="77.5484285714286" calcext:value-type="float">
            <text:p>77.5484285714286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Mustain Yusuf</text:p>
          </table:table-cell>
          <table:table-cell table:style-name="ce24" office:value-type="string" calcext:value-type="string">
            <text:p>04231065</text:p>
          </table:table-cell>
          <table:table-cell office:value-type="float" office:value="91.4857142857143" calcext:value-type="float">
            <text:p>91.4857142857143</text:p>
          </table:table-cell>
          <table:table-cell office:value-type="float" office:value="85" calcext:value-type="float">
            <text:p>85</text:p>
          </table:table-cell>
          <table:table-cell office:value-type="float" office:value="77.78" calcext:value-type="float">
            <text:p>77.78</text:p>
          </table:table-cell>
          <table:table-cell office:value-type="float" office:value="94" calcext:value-type="float">
            <text:p>94</text:p>
          </table:table-cell>
          <table:table-cell office:value-type="float" office:value="84.48" calcext:value-type="float">
            <text:p>84.48</text:p>
          </table:table-cell>
          <table:table-cell office:value-type="float" office:value="84" calcext:value-type="float">
            <text:p>84</text:p>
          </table:table-cell>
          <table:table-cell table:formula="of:=0.1*[.D19]+0.1*[.E19]+0.1*[.F19]+0.1*[.G19]+0.1*[.H19]+0.5*[.I19]" office:value-type="float" office:value="85.2745714285714" calcext:value-type="float">
            <text:p>85.27457142857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r Hayati S</text:p>
          </table:table-cell>
          <table:table-cell office:value-type="string" calcext:value-type="string">
            <text:p>04231069</text:p>
          </table:table-cell>
          <table:table-cell office:value-type="float" office:value="86.2857142857143" calcext:value-type="float">
            <text:p>86.2857142857143</text:p>
          </table:table-cell>
          <table:table-cell office:value-type="float" office:value="85" calcext:value-type="float">
            <text:p>85</text:p>
          </table:table-cell>
          <table:table-cell office:value-type="float" office:value="69.44" calcext:value-type="float">
            <text:p>69.44</text:p>
          </table:table-cell>
          <table:table-cell office:value-type="float" office:value="90" calcext:value-type="float">
            <text:p>90</text:p>
          </table:table-cell>
          <table:table-cell office:value-type="float" office:value="41.38" calcext:value-type="float">
            <text:p>41.38</text:p>
          </table:table-cell>
          <table:table-cell office:value-type="float" office:value="82" calcext:value-type="float">
            <text:p>82</text:p>
          </table:table-cell>
          <table:table-cell table:formula="of:=0.1*[.D20]+0.1*[.E20]+0.1*[.F20]+0.1*[.G20]+0.1*[.H20]+0.5*[.I20]" office:value-type="float" office:value="78.2105714285714" calcext:value-type="float">
            <text:p>78.2105714285714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Radja Jasmin Jamaluddin</text:p>
          </table:table-cell>
          <table:table-cell table:style-name="ce19" office:value-type="string" calcext:value-type="string">
            <text:p>04231073</text:p>
          </table:table-cell>
          <table:table-cell office:value-type="float" office:value="82.5714285714286" calcext:value-type="float">
            <text:p>82.5714285714286</text:p>
          </table:table-cell>
          <table:table-cell office:value-type="float" office:value="34" calcext:value-type="float">
            <text:p>34</text:p>
          </table:table-cell>
          <table:table-cell office:value-type="float" office:value="72.22" calcext:value-type="float">
            <text:p>72.22</text:p>
          </table:table-cell>
          <table:table-cell office:value-type="float" office:value="68" calcext:value-type="float">
            <text:p>68</text:p>
          </table:table-cell>
          <table:table-cell office:value-type="float" office:value="62.07" calcext:value-type="float">
            <text:p>62.07</text:p>
          </table:table-cell>
          <table:table-cell office:value-type="float" office:value="84" calcext:value-type="float">
            <text:p>84</text:p>
          </table:table-cell>
          <table:table-cell table:formula="of:=0.1*[.D21]+0.1*[.E21]+0.1*[.F21]+0.1*[.G21]+0.1*[.H21]+0.5*[.I21]" office:value-type="float" office:value="73.8861428571429" calcext:value-type="float">
            <text:p>73.88614285714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ndy Muslim Arifin</text:p>
          </table:table-cell>
          <table:table-cell office:value-type="string" calcext:value-type="string">
            <text:p>04231077</text:p>
          </table:table-cell>
          <table:table-cell office:value-type="float" office:value="87.7142857142857" calcext:value-type="float">
            <text:p>87.7142857142857</text:p>
          </table:table-cell>
          <table:table-cell office:value-type="float" office:value="85" calcext:value-type="float">
            <text:p>85</text:p>
          </table:table-cell>
          <table:table-cell office:value-type="float" office:value="86.11" calcext:value-type="float">
            <text:p>86.11</text:p>
          </table:table-cell>
          <table:table-cell office:value-type="float" office:value="94" calcext:value-type="float">
            <text:p>94</text:p>
          </table:table-cell>
          <table:table-cell office:value-type="float" office:value="77.59" calcext:value-type="float">
            <text:p>77.59</text:p>
          </table:table-cell>
          <table:table-cell office:value-type="float" office:value="84" calcext:value-type="float">
            <text:p>84</text:p>
          </table:table-cell>
          <table:table-cell table:formula="of:=0.1*[.D22]+0.1*[.E22]+0.1*[.F22]+0.1*[.G22]+0.1*[.H22]+0.5*[.I22]" office:value-type="float" office:value="85.0414285714286" calcext:value-type="float">
            <text:p>85.0414285714286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Silluet Subhan Benjiro</text:p>
          </table:table-cell>
          <table:table-cell table:style-name="ce24" office:value-type="string" calcext:value-type="string">
            <text:p>04231081</text:p>
          </table:table-cell>
          <table:table-cell office:value-type="float" office:value="51.7714285714286" calcext:value-type="float">
            <text:p>51.7714285714286</text:p>
          </table:table-cell>
          <table:table-cell office:value-type="float" office:value="32" calcext:value-type="float">
            <text:p>32</text:p>
          </table:table-cell>
          <table:table-cell office:value-type="float" office:value="66.67" calcext:value-type="float">
            <text:p>66.67</text:p>
          </table:table-cell>
          <table:table-cell office:value-type="float" office:value="78" calcext:value-type="float">
            <text:p>78</text:p>
          </table:table-cell>
          <table:table-cell office:value-type="float" office:value="77.59" calcext:value-type="float">
            <text:p>77.59</text:p>
          </table:table-cell>
          <table:table-cell office:value-type="float" office:value="80" calcext:value-type="float">
            <text:p>80</text:p>
          </table:table-cell>
          <table:table-cell table:formula="of:=0.1*[.D23]+0.1*[.E23]+0.1*[.F23]+0.1*[.G23]+0.1*[.H23]+0.5*[.I23]" office:value-type="float" office:value="70.6031428571429" calcext:value-type="float">
            <text:p>70.6031428571429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Tam Clement Bryan Kurniawan</text:p>
          </table:table-cell>
          <table:table-cell table:style-name="ce18" office:value-type="string" calcext:value-type="string">
            <text:p>04231085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83" calcext:value-type="float">
            <text:p>83</text:p>
          </table:table-cell>
          <table:table-cell office:value-type="float" office:value="88.89" calcext:value-type="float">
            <text:p>88.89</text:p>
          </table:table-cell>
          <table:table-cell office:value-type="float" office:value="72" calcext:value-type="float">
            <text:p>72</text:p>
          </table:table-cell>
          <table:table-cell office:value-type="float" office:value="81.03" calcext:value-type="float">
            <text:p>81.03</text:p>
          </table:table-cell>
          <table:table-cell office:value-type="float" office:value="82" calcext:value-type="float">
            <text:p>82</text:p>
          </table:table-cell>
          <table:table-cell table:formula="of:=0.1*[.D24]+0.1*[.E24]+0.1*[.F24]+0.1*[.G24]+0.1*[.H24]+0.5*[.I24]" office:value-type="float" office:value="80.3491428571429" calcext:value-type="float">
            <text:p>80.3491428571429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Vandri Afli Navi Almas</text:p>
          </table:table-cell>
          <table:table-cell table:style-name="ce19" office:value-type="string" calcext:value-type="string">
            <text:p>04231089</text:p>
          </table:table-cell>
          <table:table-cell office:value-type="float" office:value="71.0857142857143" calcext:value-type="float">
            <text:p>71.0857142857143</text:p>
          </table:table-cell>
          <table:table-cell office:value-type="float" office:value="32" calcext:value-type="float">
            <text:p>32</text:p>
          </table:table-cell>
          <table:table-cell office:value-type="float" office:value="72.22" calcext:value-type="float">
            <text:p>72.22</text:p>
          </table:table-cell>
          <table:table-cell office:value-type="float" office:value="86" calcext:value-type="float">
            <text:p>86</text:p>
          </table:table-cell>
          <table:table-cell office:value-type="float" office:value="81.03" calcext:value-type="float">
            <text:p>81.03</text:p>
          </table:table-cell>
          <table:table-cell office:value-type="float" office:value="81" calcext:value-type="float">
            <text:p>81</text:p>
          </table:table-cell>
          <table:table-cell table:formula="of:=0.1*[.D25]+0.1*[.E25]+0.1*[.F25]+0.1*[.G25]+0.1*[.H25]+0.5*[.I25]" office:value-type="float" office:value="74.7335714285714" calcext:value-type="float">
            <text:p>74.7335714285714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Zaki Fadillah</text:p>
          </table:table-cell>
          <table:table-cell table:style-name="ce23" office:value-type="string" calcext:value-type="string">
            <text:p>04231093</text:p>
          </table:table-cell>
          <table:table-cell office:value-type="float" office:value="87.0285714285714" calcext:value-type="float">
            <text:p>87.0285714285714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float" office:value="84.48" calcext:value-type="float">
            <text:p>84.48</text:p>
          </table:table-cell>
          <table:table-cell office:value-type="float" office:value="84" calcext:value-type="float">
            <text:p>84</text:p>
          </table:table-cell>
          <table:table-cell table:formula="of:=0.1*[.D26]+0.1*[.E26]+0.1*[.F26]+0.1*[.G26]+0.1*[.H26]+0.5*[.I26]" office:value-type="float" office:value="84.3838571428572" calcext:value-type="float">
            <text:p>84.3838571428572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Abid Haidar Rofi Nugroho</text:p>
          </table:table-cell>
          <table:table-cell table:style-name="ce20" office:value-type="string" calcext:value-type="string">
            <text:p>12231001</text:p>
          </table:table-cell>
          <table:table-cell office:value-type="float" office:value="77.7714285714286" calcext:value-type="float">
            <text:p>77.7714285714286</text:p>
          </table:table-cell>
          <table:table-cell office:value-type="float" office:value="79" calcext:value-type="float">
            <text:p>79</text:p>
          </table:table-cell>
          <table:table-cell office:value-type="float" office:value="58.33" calcext:value-type="float">
            <text:p>58.3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0.1*[.D27]+0.1*[.E27]+0.1*[.F27]+0.1*[.G27]+0.1*[.H27]+0.5*[.I27]" office:value-type="float" office:value="70.3101428571429" calcext:value-type="float">
            <text:p>70.3101428571429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Aldi Adji Purnomo</text:p>
          </table:table-cell>
          <table:table-cell table:style-name="ce24" office:value-type="string" calcext:value-type="string">
            <text:p>12231005</text:p>
          </table:table-cell>
          <table:table-cell office:value-type="float" office:value="44.5714285714286" calcext:value-type="float">
            <text:p>44.5714285714286</text:p>
          </table:table-cell>
          <table:table-cell office:value-type="float" office:value="83" calcext:value-type="float">
            <text:p>83</text:p>
          </table:table-cell>
          <table:table-cell office:value-type="float" office:value="55.56" calcext:value-type="float">
            <text:p>55.5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0.1*[.D28]+0.1*[.E28]+0.1*[.F28]+0.1*[.G28]+0.1*[.H28]+0.5*[.I28]" office:value-type="float" office:value="65.2131428571429" calcext:value-type="float">
            <text:p>65.213142857142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Anindia Aulia Oktavia</text:p>
          </table:table-cell>
          <table:table-cell table:style-name="ce15" office:value-type="string" calcext:value-type="string">
            <text:p>12231009</text:p>
          </table:table-cell>
          <table:table-cell office:value-type="float" office:value="86.8571428571429" calcext:value-type="float">
            <text:p>86.8571428571429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74.14" calcext:value-type="float">
            <text:p>74.14</text:p>
          </table:table-cell>
          <table:table-cell office:value-type="float" office:value="79" calcext:value-type="float">
            <text:p>79</text:p>
          </table:table-cell>
          <table:table-cell table:formula="of:=0.1*[.D29]+0.1*[.E29]+0.1*[.F29]+0.1*[.G29]+0.1*[.H29]+0.5*[.I29]" office:value-type="float" office:value="80.9997142857143" calcext:value-type="float">
            <text:p>80.9997142857143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Arya Satya Maharanu</text:p>
          </table:table-cell>
          <table:table-cell table:style-name="ce20" office:value-type="string" calcext:value-type="string">
            <text:p>12231013</text:p>
          </table:table-cell>
          <table:table-cell office:value-type="float" office:value="75.6" calcext:value-type="float">
            <text:p>75.6</text:p>
          </table:table-cell>
          <table:table-cell office:value-type="float" office:value="79" calcext:value-type="float">
            <text:p>79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77.59" calcext:value-type="float">
            <text:p>77.59</text:p>
          </table:table-cell>
          <table:table-cell office:value-type="float" office:value="81" calcext:value-type="float">
            <text:p>81</text:p>
          </table:table-cell>
          <table:table-cell table:formula="of:=0.1*[.D30]+0.1*[.E30]+0.1*[.F30]+0.1*[.G30]+0.1*[.H30]+0.5*[.I30]" office:value-type="float" office:value="80.052" calcext:value-type="float">
            <text:p>80.052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Chairun Nisa</text:p>
          </table:table-cell>
          <table:table-cell table:style-name="ce21" office:value-type="string" calcext:value-type="string">
            <text:p>12231017</text:p>
          </table:table-cell>
          <table:table-cell office:value-type="float" office:value="85.6571428571429" calcext:value-type="float">
            <text:p>85.6571428571429</text:p>
          </table:table-cell>
          <table:table-cell office:value-type="float" office:value="85" calcext:value-type="float">
            <text:p>85</text:p>
          </table:table-cell>
          <table:table-cell office:value-type="float" office:value="69.44" calcext:value-type="float">
            <text:p>69.44</text:p>
          </table:table-cell>
          <table:table-cell office:value-type="float" office:value="0" calcext:value-type="float">
            <text:p>0</text:p>
          </table:table-cell>
          <table:table-cell office:value-type="float" office:value="79.31" calcext:value-type="float">
            <text:p>79.31</text:p>
          </table:table-cell>
          <table:table-cell office:value-type="float" office:value="83" calcext:value-type="float">
            <text:p>83</text:p>
          </table:table-cell>
          <table:table-cell table:formula="of:=0.1*[.D31]+0.1*[.E31]+0.1*[.F31]+0.1*[.G31]+0.1*[.H31]+0.5*[.I31]" office:value-type="float" office:value="73.4407142857143" calcext:value-type="float">
            <text:p>73.4407142857143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si Tamaharani</text:p>
          </table:table-cell>
          <table:table-cell table:style-name="ce20" office:value-type="string" calcext:value-type="string">
            <text:p>12231021</text:p>
          </table:table-cell>
          <table:table-cell office:value-type="float" office:value="84.7142857142857" calcext:value-type="float">
            <text:p>84.7142857142857</text:p>
          </table:table-cell>
          <table:table-cell office:value-type="float" office:value="85" calcext:value-type="float">
            <text:p>85</text:p>
          </table:table-cell>
          <table:table-cell office:value-type="float" office:value="86.11" calcext:value-type="float">
            <text:p>86.11</text:p>
          </table:table-cell>
          <table:table-cell office:value-type="float" office:value="92" calcext:value-type="float">
            <text:p>92</text:p>
          </table:table-cell>
          <table:table-cell office:value-type="float" office:value="72.41" calcext:value-type="float">
            <text:p>72.41</text:p>
          </table:table-cell>
          <table:table-cell office:value-type="float" office:value="82" calcext:value-type="float">
            <text:p>82</text:p>
          </table:table-cell>
          <table:table-cell table:formula="of:=0.1*[.D32]+0.1*[.E32]+0.1*[.F32]+0.1*[.G32]+0.1*[.H32]+0.5*[.I32]" office:value-type="float" office:value="83.0234285714286" calcext:value-type="float">
            <text:p>83.0234285714286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Erlangga Dzaky Athaulah</text:p>
          </table:table-cell>
          <table:table-cell table:style-name="ce23" office:value-type="string" calcext:value-type="string">
            <text:p>12231025</text:p>
          </table:table-cell>
          <table:table-cell office:value-type="float" office:value="59.6" calcext:value-type="float">
            <text:p>59.6</text:p>
          </table:table-cell>
          <table:table-cell office:value-type="float" office:value="34" calcext:value-type="float">
            <text:p>34</text:p>
          </table:table-cell>
          <table:table-cell office:value-type="float" office:value="86.11" calcext:value-type="float">
            <text:p>86.11</text:p>
          </table:table-cell>
          <table:table-cell office:value-type="float" office:value="82" calcext:value-type="float">
            <text:p>82</text:p>
          </table:table-cell>
          <table:table-cell office:value-type="float" office:value="74.14" calcext:value-type="float">
            <text:p>74.14</text:p>
          </table:table-cell>
          <table:table-cell office:value-type="float" office:value="81" calcext:value-type="float">
            <text:p>81</text:p>
          </table:table-cell>
          <table:table-cell table:formula="of:=0.1*[.D33]+0.1*[.E33]+0.1*[.F33]+0.1*[.G33]+0.1*[.H33]+0.5*[.I33]" office:value-type="float" office:value="74.085" calcext:value-type="float">
            <text:p>74.085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Farrel Tobyas Situmorang</text:p>
          </table:table-cell>
          <table:table-cell table:style-name="ce21" office:value-type="string" calcext:value-type="string">
            <text:p>12231029</text:p>
          </table:table-cell>
          <table:table-cell office:value-type="float" office:value="83.6571428571429" calcext:value-type="float">
            <text:p>83.6571428571429</text:p>
          </table:table-cell>
          <table:table-cell office:value-type="float" office:value="85" calcext:value-type="float">
            <text:p>85</text:p>
          </table:table-cell>
          <table:table-cell office:value-type="float" office:value="80.56" calcext:value-type="float">
            <text:p>80.56</text:p>
          </table:table-cell>
          <table:table-cell office:value-type="float" office:value="90" calcext:value-type="float">
            <text:p>90</text:p>
          </table:table-cell>
          <table:table-cell office:value-type="float" office:value="86.21" calcext:value-type="float">
            <text:p>86.21</text:p>
          </table:table-cell>
          <table:table-cell office:value-type="float" office:value="80" calcext:value-type="float">
            <text:p>80</text:p>
          </table:table-cell>
          <table:table-cell table:formula="of:=0.1*[.D34]+0.1*[.E34]+0.1*[.F34]+0.1*[.G34]+0.1*[.H34]+0.5*[.I34]" office:value-type="float" office:value="82.5427142857143" calcext:value-type="float">
            <text:p>82.5427142857143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Francesco Danang Desputra</text:p>
          </table:table-cell>
          <table:table-cell table:style-name="ce20" office:value-type="string" calcext:value-type="string">
            <text:p>12231033</text:p>
          </table:table-cell>
          <table:table-cell office:value-type="float" office:value="79.8857142857143" calcext:value-type="float">
            <text:p>79.8857142857143</text:p>
          </table:table-cell>
          <table:table-cell office:value-type="float" office:value="85" calcext:value-type="float">
            <text:p>85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84.48" calcext:value-type="float">
            <text:p>84.48</text:p>
          </table:table-cell>
          <table:table-cell office:value-type="float" office:value="81" calcext:value-type="float">
            <text:p>81</text:p>
          </table:table-cell>
          <table:table-cell table:formula="of:=0.1*[.D35]+0.1*[.E35]+0.1*[.F35]+0.1*[.G35]+0.1*[.H35]+0.5*[.I35]" office:value-type="float" office:value="83.3255714285714" calcext:value-type="float">
            <text:p>83.3255714285714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Hanin Rana Attaya</text:p>
          </table:table-cell>
          <table:table-cell table:style-name="ce23" office:value-type="string" calcext:value-type="string">
            <text:p>12231037</text:p>
          </table:table-cell>
          <table:table-cell office:value-type="float" office:value="85.7714285714286" calcext:value-type="float">
            <text:p>85.7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72.22" calcext:value-type="float">
            <text:p>72.22</text:p>
          </table:table-cell>
          <table:table-cell office:value-type="float" office:value="78" calcext:value-type="float">
            <text:p>78</text:p>
          </table:table-cell>
          <table:table-cell office:value-type="float" office:value="68.97" calcext:value-type="float">
            <text:p>68.97</text:p>
          </table:table-cell>
          <table:table-cell office:value-type="float" office:value="84" calcext:value-type="float">
            <text:p>84</text:p>
          </table:table-cell>
          <table:table-cell table:formula="of:=0.1*[.D36]+0.1*[.E36]+0.1*[.F36]+0.1*[.G36]+0.1*[.H36]+0.5*[.I36]" office:value-type="float" office:value="80.9961428571429" calcext:value-type="float">
            <text:p>80.996142857142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Irfan Kairi</text:p>
          </table:table-cell>
          <table:table-cell table:style-name="ce22" office:value-type="string" calcext:value-type="string">
            <text:p>12231041</text:p>
          </table:table-cell>
          <table:table-cell office:value-type="float" office:value="62.9714285714286" calcext:value-type="float">
            <text:p>62.9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66.67" calcext:value-type="float">
            <text:p>66.67</text:p>
          </table:table-cell>
          <table:table-cell office:value-type="float" office:value="88" calcext:value-type="float">
            <text:p>88</text:p>
          </table:table-cell>
          <table:table-cell office:value-type="float" office:value="79.31" calcext:value-type="float">
            <text:p>79.31</text:p>
          </table:table-cell>
          <table:table-cell office:value-type="float" office:value="80" calcext:value-type="float">
            <text:p>80</text:p>
          </table:table-cell>
          <table:table-cell table:formula="of:=0.1*[.D37]+0.1*[.E37]+0.1*[.F37]+0.1*[.G37]+0.1*[.H37]+0.5*[.I37]" office:value-type="float" office:value="78.1951428571429" calcext:value-type="float">
            <text:p>78.1951428571429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Kevin Arouna Lyrianta Ginting</text:p>
          </table:table-cell>
          <table:table-cell table:style-name="ce21" office:value-type="string" calcext:value-type="string">
            <text:p>12231045</text:p>
          </table:table-cell>
          <table:table-cell office:value-type="float" office:value="81.0857142857143" calcext:value-type="float">
            <text:p>81.0857142857143</text:p>
          </table:table-cell>
          <table:table-cell office:value-type="float" office:value="79" calcext:value-type="float">
            <text:p>79</text:p>
          </table:table-cell>
          <table:table-cell office:value-type="float" office:value="72.22" calcext:value-type="float">
            <text:p>72.22</text:p>
          </table:table-cell>
          <table:table-cell office:value-type="float" office:value="84" calcext:value-type="float">
            <text:p>84</text:p>
          </table:table-cell>
          <table:table-cell office:value-type="float" office:value="79.31" calcext:value-type="float">
            <text:p>79.31</text:p>
          </table:table-cell>
          <table:table-cell office:value-type="float" office:value="80" calcext:value-type="float">
            <text:p>80</text:p>
          </table:table-cell>
          <table:table-cell table:formula="of:=0.1*[.D38]+0.1*[.E38]+0.1*[.F38]+0.1*[.G38]+0.1*[.H38]+0.5*[.I38]" office:value-type="float" office:value="79.5615714285714" calcext:value-type="float">
            <text:p>79.5615714285714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Muhammad Adhiem Al Busyra</text:p>
          </table:table-cell>
          <table:table-cell table:style-name="ce18" office:value-type="string" calcext:value-type="string">
            <text:p>12231049</text:p>
          </table:table-cell>
          <table:table-cell office:value-type="float" office:value="84.2857142857143" calcext:value-type="float">
            <text:p>84.2857142857143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94" calcext:value-type="float">
            <text:p>94</text:p>
          </table:table-cell>
          <table:table-cell office:value-type="float" office:value="62.07" calcext:value-type="float">
            <text:p>62.07</text:p>
          </table:table-cell>
          <table:table-cell office:value-type="float" office:value="84" calcext:value-type="float">
            <text:p>84</text:p>
          </table:table-cell>
          <table:table-cell table:formula="of:=0.1*[.D39]+0.1*[.E39]+0.1*[.F39]+0.1*[.G39]+0.1*[.H39]+0.5*[.I39]" office:value-type="float" office:value="82.8685714285714" calcext:value-type="float">
            <text:p>82.8685714285714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Muhammad Fikri</text:p>
          </table:table-cell>
          <table:table-cell table:style-name="ce19" office:value-type="string" calcext:value-type="string">
            <text:p>12231053</text:p>
          </table:table-cell>
          <table:table-cell office:value-type="float" office:value="80.1142857142857" calcext:value-type="float">
            <text:p>80.1142857142857</text:p>
          </table:table-cell>
          <table:table-cell office:value-type="float" office:value="79" calcext:value-type="float">
            <text:p>7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7.93" calcext:value-type="float">
            <text:p>87.93</text:p>
          </table:table-cell>
          <table:table-cell office:value-type="float" office:value="81" calcext:value-type="float">
            <text:p>81</text:p>
          </table:table-cell>
          <table:table-cell table:formula="of:=0.1*[.D40]+0.1*[.E40]+0.1*[.F40]+0.1*[.G40]+0.1*[.H40]+0.5*[.I40]" office:value-type="float" office:value="81.4264285714286" calcext:value-type="float">
            <text:p>81.4264285714286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Nadhif AuliaAzzami</text:p>
          </table:table-cell>
          <table:table-cell table:style-name="ce17" office:value-type="string" calcext:value-type="string">
            <text:p>12231057</text:p>
          </table:table-cell>
          <table:table-cell office:value-type="float" office:value="63.2571428571429" calcext:value-type="float">
            <text:p>63.2571428571429</text:p>
          </table:table-cell>
          <table:table-cell office:value-type="float" office:value="83" calcext:value-type="float">
            <text:p>83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82.76" calcext:value-type="float">
            <text:p>82.76</text:p>
          </table:table-cell>
          <table:table-cell office:value-type="float" office:value="81" calcext:value-type="float">
            <text:p>81</text:p>
          </table:table-cell>
          <table:table-cell table:formula="of:=0.1*[.D41]+0.1*[.E41]+0.1*[.F41]+0.1*[.G41]+0.1*[.H41]+0.5*[.I41]" office:value-type="float" office:value="77.0687142857143" calcext:value-type="float">
            <text:p>77.0687142857143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Nasywa Pingkan Sonya</text:p>
          </table:table-cell>
          <table:table-cell table:style-name="ce21" office:value-type="string" calcext:value-type="string">
            <text:p>12231061</text:p>
          </table:table-cell>
          <table:table-cell office:value-type="float" office:value="81.8285714285714" calcext:value-type="float">
            <text:p>81.8285714285714</text:p>
          </table:table-cell>
          <table:table-cell office:value-type="float" office:value="85" calcext:value-type="float">
            <text:p>85</text:p>
          </table:table-cell>
          <table:table-cell office:value-type="float" office:value="91.67" calcext:value-type="float">
            <text:p>91.67</text:p>
          </table:table-cell>
          <table:table-cell office:value-type="float" office:value="88" calcext:value-type="float">
            <text:p>88</text:p>
          </table:table-cell>
          <table:table-cell office:value-type="float" office:value="86.21" calcext:value-type="float">
            <text:p>86.21</text:p>
          </table:table-cell>
          <table:table-cell office:value-type="float" office:value="80" calcext:value-type="float">
            <text:p>80</text:p>
          </table:table-cell>
          <table:table-cell table:formula="of:=0.1*[.D42]+0.1*[.E42]+0.1*[.F42]+0.1*[.G42]+0.1*[.H42]+0.5*[.I42]" office:value-type="float" office:value="83.2708571428572" calcext:value-type="float">
            <text:p>83.2708571428572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Nur Asyifa</text:p>
          </table:table-cell>
          <table:table-cell table:style-name="ce19" office:value-type="string" calcext:value-type="string">
            <text:p>1223106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0.1*[.D43]+0.1*[.E43]+0.1*[.F43]+0.1*[.G43]+0.1*[.H43]+0.5*[.I43]" office:value-type="float" office:value="41.9" calcext:value-type="float">
            <text:p>41.9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Putu Sintia Upadewi</text:p>
          </table:table-cell>
          <table:table-cell table:style-name="ce24" office:value-type="string" calcext:value-type="string">
            <text:p>12231069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69.44" calcext:value-type="float">
            <text:p>69.44</text:p>
          </table:table-cell>
          <table:table-cell office:value-type="float" office:value="74" calcext:value-type="float">
            <text:p>74</text:p>
          </table:table-cell>
          <table:table-cell office:value-type="float" office:value="58.62" calcext:value-type="float">
            <text:p>58.62</text:p>
          </table:table-cell>
          <table:table-cell office:value-type="float" office:value="78" calcext:value-type="float">
            <text:p>78</text:p>
          </table:table-cell>
          <table:table-cell table:formula="of:=0.1*[.D44]+0.1*[.E44]+0.1*[.F44]+0.1*[.G44]+0.1*[.H44]+0.5*[.I44]" office:value-type="float" office:value="68.006" calcext:value-type="float">
            <text:p>68.006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Rias Aurelia Syafira Hasan</text:p>
          </table:table-cell>
          <table:table-cell table:style-name="ce17" office:value-type="string" calcext:value-type="string">
            <text:p>12231073</text:p>
          </table:table-cell>
          <table:table-cell office:value-type="float" office:value="75.4285714285714" calcext:value-type="float">
            <text:p>75.4285714285714</text:p>
          </table:table-cell>
          <table:table-cell office:value-type="float" office:value="85" calcext:value-type="float">
            <text:p>85</text:p>
          </table:table-cell>
          <table:table-cell office:value-type="float" office:value="63.89" calcext:value-type="float">
            <text:p>63.89</text:p>
          </table:table-cell>
          <table:table-cell office:value-type="float" office:value="82" calcext:value-type="float">
            <text:p>82</text:p>
          </table:table-cell>
          <table:table-cell office:value-type="float" office:value="68.97" calcext:value-type="float">
            <text:p>68.97</text:p>
          </table:table-cell>
          <table:table-cell office:value-type="float" office:value="81" calcext:value-type="float">
            <text:p>81</text:p>
          </table:table-cell>
          <table:table-cell table:formula="of:=0.1*[.D45]+0.1*[.E45]+0.1*[.F45]+0.1*[.G45]+0.1*[.H45]+0.5*[.I45]" office:value-type="float" office:value="78.0288571428571" calcext:value-type="float">
            <text:p>78.0288571428571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Sehan Tri Mukhtiar</text:p>
          </table:table-cell>
          <table:table-cell table:style-name="ce20" office:value-type="string" calcext:value-type="string">
            <text:p>12231077</text:p>
          </table:table-cell>
          <table:table-cell office:value-type="float" office:value="61.7714285714286" calcext:value-type="float">
            <text:p>61.7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6.21" calcext:value-type="float">
            <text:p>86.21</text:p>
          </table:table-cell>
          <table:table-cell office:value-type="float" office:value="84" calcext:value-type="float">
            <text:p>84</text:p>
          </table:table-cell>
          <table:table-cell table:formula="of:=0.1*[.D46]+0.1*[.E46]+0.1*[.F46]+0.1*[.G46]+0.1*[.H46]+0.5*[.I46]" office:value-type="float" office:value="81.3981428571429" calcext:value-type="float">
            <text:p>81.3981428571429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Sulthan Nadhif P N P Mansyur</text:p>
          </table:table-cell>
          <table:table-cell table:style-name="ce17" office:value-type="string" calcext:value-type="string">
            <text:p>12231081</text:p>
          </table:table-cell>
          <table:table-cell office:value-type="float" office:value="65.0857142857143" calcext:value-type="float">
            <text:p>65.0857142857143</text:p>
          </table:table-cell>
          <table:table-cell office:value-type="float" office:value="15" calcext:value-type="float">
            <text:p>15</text:p>
          </table:table-cell>
          <table:table-cell office:value-type="float" office:value="69.44" calcext:value-type="float">
            <text:p>69.44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83" calcext:value-type="float">
            <text:p>83</text:p>
          </table:table-cell>
          <table:table-cell table:formula="of:=0.1*[.D47]+0.1*[.E47]+0.1*[.F47]+0.1*[.G47]+0.1*[.H47]+0.5*[.I47]" office:value-type="float" office:value="70.1495714285714" calcext:value-type="float">
            <text:p>70.1495714285714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Tasya Nabila Putri</text:p>
          </table:table-cell>
          <table:table-cell table:style-name="ce23" office:value-type="string" calcext:value-type="string">
            <text:p>12231085</text:p>
          </table:table-cell>
          <table:table-cell office:value-type="float" office:value="81.3714285714286" calcext:value-type="float">
            <text:p>81.3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86.11" calcext:value-type="float">
            <text:p>86.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0.1*[.D48]+0.1*[.E48]+0.1*[.F48]+0.1*[.G48]+0.1*[.H48]+0.5*[.I48]" office:value-type="float" office:value="75.8481428571429" calcext:value-type="float">
            <text:p>75.848142857142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ditya Bhismar Kanaya</text:p>
          </table:table-cell>
          <table:table-cell table:style-name="ce22" office:value-type="string" calcext:value-type="string">
            <text:p>21231001</text:p>
          </table:table-cell>
          <table:table-cell office:value-type="float" office:value="61.7714285714286" calcext:value-type="float">
            <text:p>61.7714285714286</text:p>
          </table:table-cell>
          <table:table-cell office:value-type="float" office:value="77" calcext:value-type="float">
            <text:p>77</text:p>
          </table:table-cell>
          <table:table-cell office:value-type="float" office:value="58.33" calcext:value-type="float">
            <text:p>58.33</text:p>
          </table:table-cell>
          <table:table-cell office:value-type="float" office:value="76" calcext:value-type="float">
            <text:p>76</text:p>
          </table:table-cell>
          <table:table-cell office:value-type="float" office:value="72.41" calcext:value-type="float">
            <text:p>72.41</text:p>
          </table:table-cell>
          <table:table-cell office:value-type="float" office:value="81" calcext:value-type="float">
            <text:p>81</text:p>
          </table:table-cell>
          <table:table-cell table:formula="of:=0.1*[.D49]+0.1*[.E49]+0.1*[.F49]+0.1*[.G49]+0.1*[.H49]+0.5*[.I49]" office:value-type="float" office:value="75.0511428571429" calcext:value-type="float">
            <text:p>75.0511428571429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Alfian Brainaldi</text:p>
          </table:table-cell>
          <table:table-cell table:style-name="ce24" office:value-type="string" calcext:value-type="string">
            <text:p>21231005</text:p>
          </table:table-cell>
          <table:table-cell office:value-type="float" office:value="66.6285714285714" calcext:value-type="float">
            <text:p>66.6285714285714</text:p>
          </table:table-cell>
          <table:table-cell office:value-type="float" office:value="75" calcext:value-type="float">
            <text:p>75</text:p>
          </table:table-cell>
          <table:table-cell office:value-type="float" office:value="61.11" calcext:value-type="float">
            <text:p>61.11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78" calcext:value-type="float">
            <text:p>78</text:p>
          </table:table-cell>
          <table:table-cell table:formula="of:=0.1*[.D50]+0.1*[.E50]+0.1*[.F50]+0.1*[.G50]+0.1*[.H50]+0.5*[.I50]" office:value-type="float" office:value="67.5498571428571" calcext:value-type="float">
            <text:p>67.5498571428571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Asima Rohana Siahaan</text:p>
          </table:table-cell>
          <table:table-cell table:style-name="ce24" office:value-type="string" calcext:value-type="string">
            <text:p>21231009</text:p>
          </table:table-cell>
          <table:table-cell office:value-type="float" office:value="68.1142857142857" calcext:value-type="float">
            <text:p>68.1142857142857</text:p>
          </table:table-cell>
          <table:table-cell office:value-type="float" office:value="32" calcext:value-type="float">
            <text:p>32</text:p>
          </table:table-cell>
          <table:table-cell office:value-type="float" office:value="63.89" calcext:value-type="float">
            <text:p>63.89</text:p>
          </table:table-cell>
          <table:table-cell office:value-type="float" office:value="80" calcext:value-type="float">
            <text:p>80</text:p>
          </table:table-cell>
          <table:table-cell office:value-type="float" office:value="58.62" calcext:value-type="float">
            <text:p>58.62</text:p>
          </table:table-cell>
          <table:table-cell office:value-type="float" office:value="80" calcext:value-type="float">
            <text:p>80</text:p>
          </table:table-cell>
          <table:table-cell table:formula="of:=0.1*[.D51]+0.1*[.E51]+0.1*[.F51]+0.1*[.G51]+0.1*[.H51]+0.5*[.I51]" office:value-type="float" office:value="70.2624285714286" calcext:value-type="float">
            <text:p>70.2624285714286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David Alvari Paelongan</text:p>
          </table:table-cell>
          <table:table-cell table:style-name="ce23" office:value-type="string" calcext:value-type="string">
            <text:p>21231013</text:p>
          </table:table-cell>
          <table:table-cell office:value-type="float" office:value="74.8" calcext:value-type="float">
            <text:p>74.8</text:p>
          </table:table-cell>
          <table:table-cell office:value-type="float" office:value="34" calcext:value-type="float">
            <text:p>34</text:p>
          </table:table-cell>
          <table:table-cell office:value-type="float" office:value="69.44" calcext:value-type="float">
            <text:p>69.44</text:p>
          </table:table-cell>
          <table:table-cell office:value-type="float" office:value="78" calcext:value-type="float">
            <text:p>78</text:p>
          </table:table-cell>
          <table:table-cell office:value-type="float" office:value="58.62" calcext:value-type="float">
            <text:p>58.62</text:p>
          </table:table-cell>
          <table:table-cell office:value-type="float" office:value="79" calcext:value-type="float">
            <text:p>79</text:p>
          </table:table-cell>
          <table:table-cell table:formula="of:=0.1*[.D52]+0.1*[.E52]+0.1*[.F52]+0.1*[.G52]+0.1*[.H52]+0.5*[.I52]" office:value-type="float" office:value="70.986" calcext:value-type="float">
            <text:p>70.986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Einstivania Gabriela Mustika</text:p>
          </table:table-cell>
          <table:table-cell table:style-name="ce21" office:value-type="string" calcext:value-type="string">
            <text:p>21231017</text:p>
          </table:table-cell>
          <table:table-cell office:value-type="float" office:value="78.6571428571429" calcext:value-type="float">
            <text:p>78.6571428571429</text:p>
          </table:table-cell>
          <table:table-cell office:value-type="float" office:value="77" calcext:value-type="float">
            <text:p>77</text:p>
          </table:table-cell>
          <table:table-cell office:value-type="float" office:value="80.56" calcext:value-type="float">
            <text:p>80.56</text:p>
          </table:table-cell>
          <table:table-cell office:value-type="float" office:value="92" calcext:value-type="float">
            <text:p>92</text:p>
          </table:table-cell>
          <table:table-cell office:value-type="float" office:value="75.86" calcext:value-type="float">
            <text:p>75.86</text:p>
          </table:table-cell>
          <table:table-cell office:value-type="float" office:value="80" calcext:value-type="float">
            <text:p>80</text:p>
          </table:table-cell>
          <table:table-cell table:formula="of:=0.1*[.D53]+0.1*[.E53]+0.1*[.F53]+0.1*[.G53]+0.1*[.H53]+0.5*[.I53]" office:value-type="float" office:value="80.4077142857143" calcext:value-type="float">
            <text:p>80.4077142857143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Feby Glory Nasaretta Br Ginting</text:p>
          </table:table-cell>
          <table:table-cell table:style-name="ce17" office:value-type="string" calcext:value-type="string">
            <text:p>21231021</text:p>
          </table:table-cell>
          <table:table-cell office:value-type="float" office:value="74.4" calcext:value-type="float">
            <text:p>74.4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1.03" calcext:value-type="float">
            <text:p>81.03</text:p>
          </table:table-cell>
          <table:table-cell office:value-type="float" office:value="81" calcext:value-type="float">
            <text:p>81</text:p>
          </table:table-cell>
          <table:table-cell table:formula="of:=0.1*[.D54]+0.1*[.E54]+0.1*[.F54]+0.1*[.G54]+0.1*[.H54]+0.5*[.I54]" office:value-type="float" office:value="81.243" calcext:value-type="float">
            <text:p>81.24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Gabriella Andira Matande</text:p>
          </table:table-cell>
          <table:table-cell table:style-name="ce15" office:value-type="string" calcext:value-type="string">
            <text:p>21231025</text:p>
          </table:table-cell>
          <table:table-cell office:value-type="float" office:value="75.2" calcext:value-type="float">
            <text:p>75.2</text:p>
          </table:table-cell>
          <table:table-cell office:value-type="float" office:value="85" calcext:value-type="float">
            <text:p>85</text:p>
          </table:table-cell>
          <table:table-cell office:value-type="float" office:value="72.22" calcext:value-type="float">
            <text:p>72.22</text:p>
          </table:table-cell>
          <table:table-cell office:value-type="float" office:value="82" calcext:value-type="float">
            <text:p>82</text:p>
          </table:table-cell>
          <table:table-cell office:value-type="float" office:value="51.72" calcext:value-type="float">
            <text:p>51.72</text:p>
          </table:table-cell>
          <table:table-cell office:value-type="float" office:value="79" calcext:value-type="float">
            <text:p>79</text:p>
          </table:table-cell>
          <table:table-cell table:formula="of:=0.1*[.D55]+0.1*[.E55]+0.1*[.F55]+0.1*[.G55]+0.1*[.H55]+0.5*[.I55]" office:value-type="float" office:value="76.114" calcext:value-type="float">
            <text:p>76.114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I Nyoman Wisnu Ferdian</text:p>
          </table:table-cell>
          <table:table-cell table:style-name="ce18" office:value-type="string" calcext:value-type="string">
            <text:p>21231029</text:p>
          </table:table-cell>
          <table:table-cell office:value-type="float" office:value="66.9714285714286" calcext:value-type="float">
            <text:p>66.9714285714286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74.14" calcext:value-type="float">
            <text:p>74.14</text:p>
          </table:table-cell>
          <table:table-cell office:value-type="float" office:value="80" calcext:value-type="float">
            <text:p>80</text:p>
          </table:table-cell>
          <table:table-cell table:formula="of:=0.1*[.D56]+0.1*[.E56]+0.1*[.F56]+0.1*[.G56]+0.1*[.H56]+0.5*[.I56]" office:value-type="float" office:value="73.6111428571429" calcext:value-type="float">
            <text:p>73.61114285714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hannes Raja Guk Guk</text:p>
          </table:table-cell>
          <table:table-cell office:value-type="string" calcext:value-type="string">
            <text:p>21231033</text:p>
          </table:table-cell>
          <table:table-cell office:value-type="float" office:value="79.4285714285715" calcext:value-type="float">
            <text:p>79.4285714285715</text:p>
          </table:table-cell>
          <table:table-cell office:value-type="float" office:value="85" calcext:value-type="float">
            <text:p>85</text:p>
          </table:table-cell>
          <table:table-cell office:value-type="float" office:value="86.11" calcext:value-type="float">
            <text:p>86.11</text:p>
          </table:table-cell>
          <table:table-cell office:value-type="float" office:value="88" calcext:value-type="float">
            <text:p>88</text:p>
          </table:table-cell>
          <table:table-cell office:value-type="float" office:value="87.93" calcext:value-type="float">
            <text:p>87.93</text:p>
          </table:table-cell>
          <table:table-cell office:value-type="float" office:value="80" calcext:value-type="float">
            <text:p>80</text:p>
          </table:table-cell>
          <table:table-cell table:formula="of:=0.1*[.D57]+0.1*[.E57]+0.1*[.F57]+0.1*[.G57]+0.1*[.H57]+0.5*[.I57]" office:value-type="float" office:value="82.6468571428572" calcext:value-type="float">
            <text:p>82.64685714285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viana Anggriany Arianto Subandri</text:p>
          </table:table-cell>
          <table:table-cell office:value-type="string" calcext:value-type="string">
            <text:p>21231037</text:p>
          </table:table-cell>
          <table:table-cell office:value-type="float" office:value="74.6285714285714" calcext:value-type="float">
            <text:p>74.6285714285714</text:p>
          </table:table-cell>
          <table:table-cell office:value-type="float" office:value="64" calcext:value-type="float">
            <text:p>64</text:p>
          </table:table-cell>
          <table:table-cell office:value-type="float" office:value="77.78" calcext:value-type="float">
            <text:p>77.78</text:p>
          </table:table-cell>
          <table:table-cell office:value-type="float" office:value="88" calcext:value-type="float">
            <text:p>88</text:p>
          </table:table-cell>
          <table:table-cell office:value-type="float" office:value="55.17" calcext:value-type="float">
            <text:p>55.17</text:p>
          </table:table-cell>
          <table:table-cell office:value-type="float" office:value="79" calcext:value-type="float">
            <text:p>79</text:p>
          </table:table-cell>
          <table:table-cell table:formula="of:=0.1*[.D58]+0.1*[.E58]+0.1*[.F58]+0.1*[.G58]+0.1*[.H58]+0.5*[.I58]" office:value-type="float" office:value="75.4578571428571" calcext:value-type="float">
            <text:p>75.4578571428571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Mochamad Surya Saputra</text:p>
          </table:table-cell>
          <table:table-cell table:style-name="ce19" office:value-type="string" calcext:value-type="string">
            <text:p>21231041</text:p>
          </table:table-cell>
          <table:table-cell office:value-type="float" office:value="65.0285714285714" calcext:value-type="float">
            <text:p>65.0285714285714</text:p>
          </table:table-cell>
          <table:table-cell office:value-type="float" office:value="32" calcext:value-type="float">
            <text:p>32</text:p>
          </table:table-cell>
          <table:table-cell office:value-type="float" office:value="58.33" calcext:value-type="float">
            <text:p>58.33</text:p>
          </table:table-cell>
          <table:table-cell office:value-type="float" office:value="0" calcext:value-type="float">
            <text:p>0</text:p>
          </table:table-cell>
          <table:table-cell office:value-type="float" office:value="37.93" calcext:value-type="float">
            <text:p>37.93</text:p>
          </table:table-cell>
          <table:table-cell office:value-type="float" office:value="79" calcext:value-type="float">
            <text:p>79</text:p>
          </table:table-cell>
          <table:table-cell table:formula="of:=0.1*[.D59]+0.1*[.E59]+0.1*[.F59]+0.1*[.G59]+0.1*[.H59]+0.5*[.I59]" office:value-type="float" office:value="58.8288571428572" calcext:value-type="float">
            <text:p>58.828857142857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uhammad Fajar</text:p>
          </table:table-cell>
          <table:table-cell table:style-name="ce15" office:value-type="string" calcext:value-type="string">
            <text:p>21231045</text:p>
          </table:table-cell>
          <table:table-cell office:value-type="float" office:value="34.9428571428571" calcext:value-type="float">
            <text:p>34.9428571428571</text:p>
          </table:table-cell>
          <table:table-cell office:value-type="float" office:value="34" calcext:value-type="float">
            <text:p>34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0.1*[.D60]+0.1*[.E60]+0.1*[.F60]+0.1*[.G60]+0.1*[.H60]+0.5*[.I60]" office:value-type="float" office:value="51.9502857142857" calcext:value-type="float">
            <text:p>51.9502857142857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Musvita Musvita</text:p>
          </table:table-cell>
          <table:table-cell table:style-name="ce24" office:value-type="string" calcext:value-type="string">
            <text:p>212310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0.1*[.D61]+0.1*[.E61]+0.1*[.F61]+0.1*[.G61]+0.1*[.H61]+0.5*[.I61]" office:value-type="float" office:value="38.5" calcext:value-type="float">
            <text:p>38.5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Nur Mira</text:p>
          </table:table-cell>
          <table:table-cell table:style-name="ce18" office:value-type="string" calcext:value-type="string">
            <text:p>21231053</text:p>
          </table:table-cell>
          <table:table-cell office:value-type="float" office:value="60.4571428571429" calcext:value-type="float">
            <text:p>60.4571428571429</text:p>
          </table:table-cell>
          <table:table-cell office:value-type="float" office:value="30" calcext:value-type="float">
            <text:p>30</text:p>
          </table:table-cell>
          <table:table-cell office:value-type="float" office:value="77.78" calcext:value-type="float">
            <text:p>77.78</text:p>
          </table:table-cell>
          <table:table-cell office:value-type="float" office:value="86" calcext:value-type="float">
            <text:p>86</text:p>
          </table:table-cell>
          <table:table-cell office:value-type="float" office:value="77.59" calcext:value-type="float">
            <text:p>77.59</text:p>
          </table:table-cell>
          <table:table-cell office:value-type="float" office:value="80" calcext:value-type="float">
            <text:p>80</text:p>
          </table:table-cell>
          <table:table-cell table:formula="of:=0.1*[.D62]+0.1*[.E62]+0.1*[.F62]+0.1*[.G62]+0.1*[.H62]+0.5*[.I62]" office:value-type="float" office:value="73.1827142857143" calcext:value-type="float">
            <text:p>73.182714285714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Revan Auzan Fachri</text:p>
          </table:table-cell>
          <table:table-cell table:style-name="ce15" office:value-type="string" calcext:value-type="string">
            <text:p>21231057</text:p>
          </table:table-cell>
          <table:table-cell office:value-type="float" office:value="82.7142857142857" calcext:value-type="float">
            <text:p>82.7142857142857</text:p>
          </table:table-cell>
          <table:table-cell office:value-type="float" office:value="81" calcext:value-type="float">
            <text:p>81</text:p>
          </table:table-cell>
          <table:table-cell office:value-type="float" office:value="66.67" calcext:value-type="float">
            <text:p>66.67</text:p>
          </table:table-cell>
          <table:table-cell office:value-type="float" office:value="96" calcext:value-type="float">
            <text:p>96</text:p>
          </table:table-cell>
          <table:table-cell office:value-type="float" office:value="82.76" calcext:value-type="float">
            <text:p>82.76</text:p>
          </table:table-cell>
          <table:table-cell office:value-type="float" office:value="80" calcext:value-type="float">
            <text:p>80</text:p>
          </table:table-cell>
          <table:table-cell table:formula="of:=0.1*[.D63]+0.1*[.E63]+0.1*[.F63]+0.1*[.G63]+0.1*[.H63]+0.5*[.I63]" office:value-type="float" office:value="80.9144285714286" calcext:value-type="float">
            <text:p>80.9144285714286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Sifaa Ul Jannah</text:p>
          </table:table-cell>
          <table:table-cell table:style-name="ce18" office:value-type="string" calcext:value-type="string">
            <text:p>21231061</text:p>
          </table:table-cell>
          <table:table-cell office:value-type="float" office:value="71.0857142857143" calcext:value-type="float">
            <text:p>71.0857142857143</text:p>
          </table:table-cell>
          <table:table-cell office:value-type="float" office:value="83" calcext:value-type="float">
            <text:p>83</text:p>
          </table:table-cell>
          <table:table-cell office:value-type="float" office:value="77.78" calcext:value-type="float">
            <text:p>77.78</text:p>
          </table:table-cell>
          <table:table-cell office:value-type="float" office:value="96" calcext:value-type="float">
            <text:p>96</text:p>
          </table:table-cell>
          <table:table-cell office:value-type="float" office:value="87.93" calcext:value-type="float">
            <text:p>87.93</text:p>
          </table:table-cell>
          <table:table-cell office:value-type="float" office:value="81" calcext:value-type="float">
            <text:p>81</text:p>
          </table:table-cell>
          <table:table-cell table:formula="of:=0.1*[.D64]+0.1*[.E64]+0.1*[.F64]+0.1*[.G64]+0.1*[.H64]+0.5*[.I64]" office:value-type="float" office:value="82.0795714285714" calcext:value-type="float">
            <text:p>82.07957142857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ci Yosephin Br Tarigan</text:p>
          </table:table-cell>
          <table:table-cell office:value-type="string" calcext:value-type="string">
            <text:p>21231065</text:p>
          </table:table-cell>
          <table:table-cell office:value-type="float" office:value="67.0857142857143" calcext:value-type="float">
            <text:p>67.0857142857143</text:p>
          </table:table-cell>
          <table:table-cell office:value-type="float" office:value="85" calcext:value-type="float">
            <text:p>85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72.41" calcext:value-type="float">
            <text:p>72.41</text:p>
          </table:table-cell>
          <table:table-cell office:value-type="float" office:value="81" calcext:value-type="float">
            <text:p>81</text:p>
          </table:table-cell>
          <table:table-cell table:formula="of:=0.1*[.D65]+0.1*[.E65]+0.1*[.F65]+0.1*[.G65]+0.1*[.H65]+0.5*[.I65]" office:value-type="float" office:value="79.1715714285714" calcext:value-type="float">
            <text:p>79.171571428571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Zahra Jasmine Anindya S</text:p>
          </table:table-cell>
          <table:table-cell table:style-name="ce22" office:value-type="string" calcext:value-type="string">
            <text:p>21231069</text:p>
          </table:table-cell>
          <table:table-cell office:value-type="float" office:value="81.7428571428571" calcext:value-type="float">
            <text:p>81.7428571428571</text:p>
          </table:table-cell>
          <table:table-cell office:value-type="float" office:value="85" calcext:value-type="float">
            <text:p>85</text:p>
          </table:table-cell>
          <table:table-cell office:value-type="float" office:value="58.33" calcext:value-type="float">
            <text:p>58.33</text:p>
          </table:table-cell>
          <table:table-cell office:value-type="float" office:value="96" calcext:value-type="float">
            <text:p>96</text:p>
          </table:table-cell>
          <table:table-cell office:value-type="float" office:value="72.41" calcext:value-type="float">
            <text:p>72.41</text:p>
          </table:table-cell>
          <table:table-cell office:value-type="float" office:value="80" calcext:value-type="float">
            <text:p>80</text:p>
          </table:table-cell>
          <table:table-cell table:formula="of:=0.1*[.D66]+0.1*[.E66]+0.1*[.F66]+0.1*[.G66]+0.1*[.H66]+0.5*[.I66]" office:value-type="float" office:value="79.3482857142857" calcext:value-type="float">
            <text:p>79.3482857142857</text:p>
          </table:table-cell>
          <table:table-cell table:number-columns-repeated="1012"/>
        </table:table-row>
      </table:table>
      <table:table table:name="Sheet3" table:style-name="ta1">
        <table:table-column table:style-name="co3" table:default-cell-style-name="ce27"/>
        <table:table-column table:style-name="co11" table:default-cell-style-name="ce29"/>
        <table:table-column table:style-name="co5" table:default-cell-style-name="ce27"/>
        <table:table-column table:style-name="co3" table:number-columns-repeated="1021" table:default-cell-style-name="ce27"/>
        <table:table-row table:style-name="ro3">
          <table:table-cell table:style-name="ce26"/>
          <table:table-cell table:style-name="ce26" office:value-type="string" calcext:value-type="string">
            <text:p>Nama</text:p>
          </table:table-cell>
          <table:table-cell table:style-name="ce26" office:value-type="string" calcext:value-type="string">
            <text:p>NIM</text:p>
          </table:table-cell>
          <table:table-cell table:style-name="ce26" office:value-type="string" calcext:value-type="string">
            <text:p>Asistensi 1 Proposal</text:p>
          </table:table-cell>
          <table:table-cell table:style-name="ce26" office:value-type="string" calcext:value-type="string">
            <text:p>Asistensi 2 Proposal</text:p>
          </table:table-cell>
          <table:table-cell table:style-name="ce26" office:value-type="string" calcext:value-type="string">
            <text:p>Asistensi 3 Proposal</text:p>
          </table:table-cell>
          <table:table-cell table:style-name="ce26" office:value-type="string" calcext:value-type="string">
            <text:p>ASISTENSI PROPOSAL</text:p>
          </table:table-cell>
          <table:table-cell table:style-name="ce26" office:value-type="string" calcext:value-type="string">
            <text:p>Dokumen Proposal</text:p>
          </table:table-cell>
          <table:table-cell table:style-name="ce26" office:value-type="string" calcext:value-type="string">
            <text:p>Presentasi Proposal</text:p>
          </table:table-cell>
          <table:table-cell table:style-name="ce26" office:value-type="string" calcext:value-type="string">
            <text:p>Progres 1</text:p>
          </table:table-cell>
          <table:table-cell table:style-name="ce26" office:value-type="string" calcext:value-type="string">
            <text:p>Progres 2</text:p>
          </table:table-cell>
          <table:table-cell table:style-name="ce26" office:value-type="string" calcext:value-type="string">
            <text:p>Demo Proyek</text:p>
          </table:table-cell>
          <table:table-cell table:style-name="ce26" office:value-type="string" calcext:value-type="string">
            <text:p>Laporan Akhir</text:p>
          </table:table-cell>
          <table:table-cell table:style-name="ce26" office:value-type="string" calcext:value-type="string">
            <text:p>TOTAL PROYEK</text:p>
          </table:table-cell>
          <table:table-cell table:style-name="ce26" table:number-columns-repeated="1010"/>
        </table:table-row>
        <table:table-row table:style-name="ro4">
          <table:table-cell/>
          <table:table-cell table:style-name="ce28" office:value-type="string" calcext:value-type="string">
            <text:p>Abdul Kahfi</text:p>
          </table:table-cell>
          <table:table-cell table:style-name="ce30" office:value-type="float" office:value="4231001" calcext:value-type="float">
            <text:p>4231001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2:.F2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]+0.1*[.H2]+0.1*[.I2]+0.2*[.J2]+0.2*[.K2]+0.1*[.L2]+0.1*[.M2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li Rizqi Nurpebrianto</text:p>
          </table:table-cell>
          <table:table-cell table:style-name="ce30" office:value-type="float" office:value="4231005" calcext:value-type="float">
            <text:p>423100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3:.F3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]+0.1*[.H3]+0.1*[.I3]+0.2*[.J3]+0.2*[.K3]+0.1*[.L3]+0.1*[.M3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lwan Akmllarik</text:p>
          </table:table-cell>
          <table:table-cell table:style-name="ce30" office:value-type="float" office:value="4231009" calcext:value-type="float">
            <text:p>423100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:.F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4]+0.1*[.H4]+0.1*[.I4]+0.2*[.J4]+0.2*[.K4]+0.1*[.L4]+0.1*[.M4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riyo Arianto</text:p>
          </table:table-cell>
          <table:table-cell table:style-name="ce30" office:value-type="float" office:value="4231013" calcext:value-type="float">
            <text:p>423101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:.F5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]+0.1*[.H5]+0.1*[.I5]+0.2*[.J5]+0.2*[.K5]+0.1*[.L5]+0.1*[.M5])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David Jordan Kaki Mbou</text:p>
          </table:table-cell>
          <table:table-cell table:style-name="ce30" office:value-type="float" office:value="4231017" calcext:value-type="float">
            <text:p>4231017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6:.F6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6]+0.1*[.H6]+0.1*[.I6]+0.2*[.J6]+0.2*[.K6]+0.1*[.L6]+0.1*[.M6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Dharma Yuwen Fauzan</text:p>
          </table:table-cell>
          <table:table-cell table:style-name="ce30" office:value-type="float" office:value="4231021" calcext:value-type="float">
            <text:p>423102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7:.F7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7]+0.1*[.H7]+0.1*[.I7]+0.2*[.J7]+0.2*[.K7]+0.1*[.L7]+0.1*[.M7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Dwi Pratiwi</text:p>
          </table:table-cell>
          <table:table-cell table:style-name="ce30" office:value-type="float" office:value="4231025" calcext:value-type="float">
            <text:p>423102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8:.F8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8]+0.1*[.H8]+0.1*[.I8]+0.2*[.J8]+0.2*[.K8]+0.1*[.L8]+0.1*[.M8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Evan Dwiky Nugraha</text:p>
          </table:table-cell>
          <table:table-cell table:style-name="ce30" office:value-type="float" office:value="4231029" calcext:value-type="float">
            <text:p>4231029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9:.F9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9]+0.1*[.H9]+0.1*[.I9]+0.2*[.J9]+0.2*[.K9]+0.1*[.L9]+0.1*[.M9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Ferry Kurniawan</text:p>
          </table:table-cell>
          <table:table-cell table:style-name="ce30" office:value-type="float" office:value="4231033" calcext:value-type="float">
            <text:p>4231033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10:.F10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number-columns-repeated="3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0]+0.1*[.H10]+0.1*[.I10]+0.2*[.J10]+0.2*[.K10]+0.1*[.L10]+0.1*[.M10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Hafidz Syaifullah</text:p>
          </table:table-cell>
          <table:table-cell table:style-name="ce30" office:value-type="float" office:value="4231037" calcext:value-type="float">
            <text:p>4231037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11:.F11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11]+0.1*[.H11]+0.1*[.I11]+0.2*[.J11]+0.2*[.K11]+0.1*[.L11]+0.1*[.M11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Irvan Saputra</text:p>
          </table:table-cell>
          <table:table-cell table:style-name="ce30" office:value-type="float" office:value="4231041" calcext:value-type="float">
            <text:p>4231041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12:.F12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2]+0.1*[.H12]+0.1*[.I12]+0.2*[.J12]+0.2*[.K12]+0.1*[.L12]+0.1*[.M12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Keyshal Naufal Juliantila</text:p>
          </table:table-cell>
          <table:table-cell table:style-name="ce30" office:value-type="float" office:value="4231045" calcext:value-type="float">
            <text:p>423104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13:.F13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5" table:style-name="ce32" office:value-type="float" office:value="85" calcext:value-type="float">
            <text:p>85</text:p>
          </table:table-cell>
          <table:table-cell table:formula="of:=ROUND(0.2*[.G13]+0.1*[.H13]+0.1*[.I13]+0.2*[.J13]+0.2*[.K13]+0.1*[.L13]+0.1*[.M13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ad Ihsan</text:p>
          </table:table-cell>
          <table:table-cell table:style-name="ce30" office:value-type="float" office:value="4231049" calcext:value-type="float">
            <text:p>4231049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14:.F14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4]+0.1*[.H14]+0.1*[.I14]+0.2*[.J14]+0.2*[.K14]+0.1*[.L14]+0.1*[.M14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Haekal</text:p>
          </table:table-cell>
          <table:table-cell table:style-name="ce30" office:value-type="float" office:value="4231053" calcext:value-type="float">
            <text:p>423105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15:.F15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15]+0.1*[.H15]+0.1*[.I15]+0.2*[.J15]+0.2*[.K15]+0.1*[.L15]+0.1*[.M15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Najwan</text:p>
          </table:table-cell>
          <table:table-cell table:style-name="ce30" office:value-type="float" office:value="4231057" calcext:value-type="float">
            <text:p>4231057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16:.F16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6]+0.1*[.H16]+0.1*[.I16]+0.2*[.J16]+0.2*[.K16]+0.1*[.L16]+0.1*[.M16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Rizky Dimas Pratama</text:p>
          </table:table-cell>
          <table:table-cell table:style-name="ce30" office:value-type="float" office:value="4231061" calcext:value-type="float">
            <text:p>4231061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17:.F17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7]+0.1*[.H17]+0.1*[.I17]+0.2*[.J17]+0.2*[.K17]+0.1*[.L17]+0.1*[.M17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stain Yusuf</text:p>
          </table:table-cell>
          <table:table-cell table:style-name="ce30" office:value-type="float" office:value="4231065" calcext:value-type="float">
            <text:p>4231065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18:.F18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8]+0.1*[.H18]+0.1*[.I18]+0.2*[.J18]+0.2*[.K18]+0.1*[.L18]+0.1*[.M18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Nur Hayati S</text:p>
          </table:table-cell>
          <table:table-cell table:style-name="ce30" office:value-type="float" office:value="4231069" calcext:value-type="float">
            <text:p>4231069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19:.F19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9]+0.1*[.H19]+0.1*[.I19]+0.2*[.J19]+0.2*[.K19]+0.1*[.L19]+0.1*[.M19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Radja Jasmin Jamaluddin</text:p>
          </table:table-cell>
          <table:table-cell table:style-name="ce30" office:value-type="float" office:value="4231073" calcext:value-type="float">
            <text:p>4231073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20:.F20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5" table:style-name="ce32" office:value-type="float" office:value="85" calcext:value-type="float">
            <text:p>85</text:p>
          </table:table-cell>
          <table:table-cell table:formula="of:=ROUND(0.2*[.G20]+0.1*[.H20]+0.1*[.I20]+0.2*[.J20]+0.2*[.K20]+0.1*[.L20]+0.1*[.M20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Rendy Muslim Arifin</text:p>
          </table:table-cell>
          <table:table-cell table:style-name="ce30" office:value-type="float" office:value="4231077" calcext:value-type="float">
            <text:p>4231077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21:.F21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1]+0.1*[.H21]+0.1*[.I21]+0.2*[.J21]+0.2*[.K21]+0.1*[.L21]+0.1*[.M21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Silluet Subhan Benjiro</text:p>
          </table:table-cell>
          <table:table-cell table:style-name="ce30" office:value-type="float" office:value="4231081" calcext:value-type="float">
            <text:p>423108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22:.F22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22]+0.1*[.H22]+0.1*[.I22]+0.2*[.J22]+0.2*[.K22]+0.1*[.L22]+0.1*[.M22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Tam Clement Bryan Kurniawan</text:p>
          </table:table-cell>
          <table:table-cell table:style-name="ce30" office:value-type="float" office:value="4231085" calcext:value-type="float">
            <text:p>4231085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23:.F23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3" table:style-name="ce32" office:value-type="float" office:value="85" calcext:value-type="float">
            <text:p>85</text:p>
          </table:table-cell>
          <table:table-cell table:formula="of:=ROUND(0.2*[.G23]+0.1*[.H23]+0.1*[.I23]+0.2*[.J23]+0.2*[.K23]+0.1*[.L23]+0.1*[.M23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Vandri Afli Navi Almas</text:p>
          </table:table-cell>
          <table:table-cell table:style-name="ce30" office:value-type="float" office:value="4231089" calcext:value-type="float">
            <text:p>423108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24:.F2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4]+0.1*[.H24]+0.1*[.I24]+0.2*[.J24]+0.2*[.K24]+0.1*[.L24]+0.1*[.M24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Zaki Fadillah</text:p>
          </table:table-cell>
          <table:table-cell table:style-name="ce30" office:value-type="float" office:value="4231093" calcext:value-type="float">
            <text:p>4231093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25:.F25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5" table:style-name="ce32" office:value-type="float" office:value="85" calcext:value-type="float">
            <text:p>85</text:p>
          </table:table-cell>
          <table:table-cell table:formula="of:=ROUND(0.2*[.G25]+0.1*[.H25]+0.1*[.I25]+0.2*[.J25]+0.2*[.K25]+0.1*[.L25]+0.1*[.M25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bid Haidar Rofi Nugroho</text:p>
          </table:table-cell>
          <table:table-cell table:style-name="ce30" office:value-type="float" office:value="12231001" calcext:value-type="float">
            <text:p>12231001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26:.F26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6]+0.1*[.H26]+0.1*[.I26]+0.2*[.J26]+0.2*[.K26]+0.1*[.L26]+0.1*[.M26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ldi Adji Purnomo</text:p>
          </table:table-cell>
          <table:table-cell table:style-name="ce30" office:value-type="float" office:value="12231005" calcext:value-type="float">
            <text:p>1223100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27:.F27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7]+0.1*[.H27]+0.1*[.I27]+0.2*[.J27]+0.2*[.K27]+0.1*[.L27]+0.1*[.M27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nindia Aulia Oktavia</text:p>
          </table:table-cell>
          <table:table-cell table:style-name="ce30" office:value-type="float" office:value="12231009" calcext:value-type="float">
            <text:p>1223100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28:.F28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28]+0.1*[.H28]+0.1*[.I28]+0.2*[.J28]+0.2*[.K28]+0.1*[.L28]+0.1*[.M28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rya Satya Maharanu</text:p>
          </table:table-cell>
          <table:table-cell table:style-name="ce30" office:value-type="float" office:value="12231013" calcext:value-type="float">
            <text:p>12231013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29:.F29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9]+0.1*[.H29]+0.1*[.I29]+0.2*[.J29]+0.2*[.K29]+0.1*[.L29]+0.1*[.M29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Chairun Nisa</text:p>
          </table:table-cell>
          <table:table-cell table:style-name="ce30" office:value-type="float" office:value="12231017" calcext:value-type="float">
            <text:p>12231017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0:.F30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0]+0.1*[.H30]+0.1*[.I30]+0.2*[.J30]+0.2*[.K30]+0.1*[.L30]+0.1*[.M30])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Desi Tamaharani</text:p>
          </table:table-cell>
          <table:table-cell table:style-name="ce30" office:value-type="float" office:value="12231021" calcext:value-type="float">
            <text:p>12231021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31:.F31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3" table:style-name="ce32" office:value-type="float" office:value="85" calcext:value-type="float">
            <text:p>85</text:p>
          </table:table-cell>
          <table:table-cell table:formula="of:=ROUND(0.2*[.G31]+0.1*[.H31]+0.1*[.I31]+0.2*[.J31]+0.2*[.K31]+0.1*[.L31]+0.1*[.M31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Erlangga Dzaky Athaulah</text:p>
          </table:table-cell>
          <table:table-cell table:style-name="ce30" office:value-type="float" office:value="12231025" calcext:value-type="float">
            <text:p>1223102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2:.F32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2]+0.1*[.H32]+0.1*[.I32]+0.2*[.J32]+0.2*[.K32]+0.1*[.L32]+0.1*[.M32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Farrel Tobyas Situmorang</text:p>
          </table:table-cell>
          <table:table-cell table:style-name="ce30" office:value-type="float" office:value="12231029" calcext:value-type="float">
            <text:p>1223102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3:.F33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3]+0.1*[.H33]+0.1*[.I33]+0.2*[.J33]+0.2*[.K33]+0.1*[.L33]+0.1*[.M33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Francesco Danang Desputra</text:p>
          </table:table-cell>
          <table:table-cell table:style-name="ce30" office:value-type="float" office:value="12231033" calcext:value-type="float">
            <text:p>1223103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4:.F3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4]+0.1*[.H34]+0.1*[.I34]+0.2*[.J34]+0.2*[.K34]+0.1*[.L34]+0.1*[.M34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Hanin Rana Attaya</text:p>
          </table:table-cell>
          <table:table-cell table:style-name="ce30" office:value-type="float" office:value="12231037" calcext:value-type="float">
            <text:p>12231037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35:.F35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5]+0.1*[.H35]+0.1*[.I35]+0.2*[.J35]+0.2*[.K35]+0.1*[.L35]+0.1*[.M35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Irfan Kairi</text:p>
          </table:table-cell>
          <table:table-cell table:style-name="ce30" office:value-type="float" office:value="12231041" calcext:value-type="float">
            <text:p>1223104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6:.F36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6]+0.1*[.H36]+0.1*[.I36]+0.2*[.J36]+0.2*[.K36]+0.1*[.L36]+0.1*[.M36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Kevin Arouna Lyrianta Ginting</text:p>
          </table:table-cell>
          <table:table-cell table:style-name="ce30" office:value-type="float" office:value="12231045" calcext:value-type="float">
            <text:p>12231045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37:.F37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37]+0.1*[.H37]+0.1*[.I37]+0.2*[.J37]+0.2*[.K37]+0.1*[.L37]+0.1*[.M37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Adhiem Al Busyra</text:p>
          </table:table-cell>
          <table:table-cell table:style-name="ce30" office:value-type="float" office:value="12231049" calcext:value-type="float">
            <text:p>12231049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38:.F38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8]+0.1*[.H38]+0.1*[.I38]+0.2*[.J38]+0.2*[.K38]+0.1*[.L38]+0.1*[.M38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Fikri</text:p>
          </table:table-cell>
          <table:table-cell table:style-name="ce30" office:value-type="float" office:value="12231053" calcext:value-type="float">
            <text:p>1223105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9:.F39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9]+0.1*[.H39]+0.1*[.I39]+0.2*[.J39]+0.2*[.K39]+0.1*[.L39]+0.1*[.M39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Nadhif Aulia Azzami</text:p>
          </table:table-cell>
          <table:table-cell table:style-name="ce30" office:value-type="float" office:value="12231057" calcext:value-type="float">
            <text:p>12231057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0:.F40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40]+0.1*[.H40]+0.1*[.I40]+0.2*[.J40]+0.2*[.K40]+0.1*[.L40]+0.1*[.M40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Nasywa Pingkan Sonya</text:p>
          </table:table-cell>
          <table:table-cell table:style-name="ce30" office:value-type="float" office:value="12231061" calcext:value-type="float">
            <text:p>12231061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41:.F41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41]+0.1*[.H41]+0.1*[.I41]+0.2*[.J41]+0.2*[.K41]+0.1*[.L41]+0.1*[.M41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Nur Asyifa</text:p>
          </table:table-cell>
          <table:table-cell table:style-name="ce30" office:value-type="float" office:value="12231065" calcext:value-type="float">
            <text:p>1223106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2:.F42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3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42]+0.1*[.H42]+0.1*[.I42]+0.2*[.J42]+0.2*[.K42]+0.1*[.L42]+0.1*[.M42])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Putu Sintia Upadewi</text:p>
          </table:table-cell>
          <table:table-cell table:style-name="ce30" office:value-type="float" office:value="12231069" calcext:value-type="float">
            <text:p>1223106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3:.F43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43]+0.1*[.H43]+0.1*[.I43]+0.2*[.J43]+0.2*[.K43]+0.1*[.L43]+0.1*[.M43])" office:value-type="float" office:value="78" calcext:value-type="float">
            <text:p>78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Rias Aurelia Syafira Hasan</text:p>
          </table:table-cell>
          <table:table-cell table:style-name="ce30" office:value-type="float" office:value="12231073" calcext:value-type="float">
            <text:p>1223107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4:.F4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3" table:style-name="ce32" office:value-type="float" office:value="85" calcext:value-type="float">
            <text:p>85</text:p>
          </table:table-cell>
          <table:table-cell table:formula="of:=ROUND(0.2*[.G44]+0.1*[.H44]+0.1*[.I44]+0.2*[.J44]+0.2*[.K44]+0.1*[.L44]+0.1*[.M44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Sehan Tri Mukhtiar</text:p>
          </table:table-cell>
          <table:table-cell table:style-name="ce30" office:value-type="float" office:value="12231077" calcext:value-type="float">
            <text:p>12231077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45:.F45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5" table:style-name="ce32" office:value-type="float" office:value="85" calcext:value-type="float">
            <text:p>85</text:p>
          </table:table-cell>
          <table:table-cell table:formula="of:=ROUND(0.2*[.G45]+0.1*[.H45]+0.1*[.I45]+0.2*[.J45]+0.2*[.K45]+0.1*[.L45]+0.1*[.M45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Sulthan Nadhif P N P Mansyur</text:p>
          </table:table-cell>
          <table:table-cell table:style-name="ce30" office:value-type="float" office:value="12231081" calcext:value-type="float">
            <text:p>1223108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6:.F46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46]+0.1*[.H46]+0.1*[.I46]+0.2*[.J46]+0.2*[.K46]+0.1*[.L46]+0.1*[.M46])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Tasya Nabila Putri</text:p>
          </table:table-cell>
          <table:table-cell table:style-name="ce30" office:value-type="float" office:value="12231085" calcext:value-type="float">
            <text:p>12231085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47:.F47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5" table:style-name="ce32" office:value-type="float" office:value="85" calcext:value-type="float">
            <text:p>85</text:p>
          </table:table-cell>
          <table:table-cell table:formula="of:=ROUND(0.2*[.G47]+0.1*[.H47]+0.1*[.I47]+0.2*[.J47]+0.2*[.K47]+0.1*[.L47]+0.1*[.M47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ditya Bhismar Kanaya</text:p>
          </table:table-cell>
          <table:table-cell table:style-name="ce30" office:value-type="float" office:value="21231001" calcext:value-type="float">
            <text:p>21231001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48:.F48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48]+0.1*[.H48]+0.1*[.I48]+0.2*[.J48]+0.2*[.K48]+0.1*[.L48]+0.1*[.M48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lfian Brainaldi</text:p>
          </table:table-cell>
          <table:table-cell table:style-name="ce30" office:value-type="float" office:value="21231005" calcext:value-type="float">
            <text:p>2123100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9:.F49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49]+0.1*[.H49]+0.1*[.I49]+0.2*[.J49]+0.2*[.K49]+0.1*[.L49]+0.1*[.M49])" office:value-type="float" office:value="78" calcext:value-type="float">
            <text:p>78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sima Rohana Siahaan</text:p>
          </table:table-cell>
          <table:table-cell table:style-name="ce30" office:value-type="float" office:value="21231009" calcext:value-type="float">
            <text:p>2123100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0:.F50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0]+0.1*[.H50]+0.1*[.I50]+0.2*[.J50]+0.2*[.K50]+0.1*[.L50]+0.1*[.M50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David Alvari Paelongan</text:p>
          </table:table-cell>
          <table:table-cell table:style-name="ce30" office:value-type="float" office:value="21231013" calcext:value-type="float">
            <text:p>2123101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1:.F51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51]+0.1*[.H51]+0.1*[.I51]+0.2*[.J51]+0.2*[.K51]+0.1*[.L51]+0.1*[.M51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Einstivania Gabriela Mustika</text:p>
          </table:table-cell>
          <table:table-cell table:style-name="ce30" office:value-type="float" office:value="21231017" calcext:value-type="float">
            <text:p>21231017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2:.F52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2]+0.1*[.H52]+0.1*[.I52]+0.2*[.J52]+0.2*[.K52]+0.1*[.L52]+0.1*[.M52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Feby Glory Nasaretta Br Ginting</text:p>
          </table:table-cell>
          <table:table-cell table:style-name="ce30" office:value-type="float" office:value="21231021" calcext:value-type="float">
            <text:p>2123102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3:.F53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3]+0.1*[.H53]+0.1*[.I53]+0.2*[.J53]+0.2*[.K53]+0.1*[.L53]+0.1*[.M53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Gabriella Andira Matande</text:p>
          </table:table-cell>
          <table:table-cell table:style-name="ce30" office:value-type="float" office:value="21231025" calcext:value-type="float">
            <text:p>2123102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4:.F5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54]+0.1*[.H54]+0.1*[.I54]+0.2*[.J54]+0.2*[.K54]+0.1*[.L54]+0.1*[.M54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I Nyoman Wisnu Ferdian</text:p>
          </table:table-cell>
          <table:table-cell table:style-name="ce30" office:value-type="float" office:value="21231029" calcext:value-type="float">
            <text:p>21231029</text:p>
          </table:table-cell>
          <table:table-cell table:number-columns-repeated="2"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55:.F55])" office:value-type="float" office:value="81.6666666666667" calcext:value-type="float">
            <text:p>81.6666666666667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5]+0.1*[.H55]+0.1*[.I55]+0.2*[.J55]+0.2*[.K55]+0.1*[.L55]+0.1*[.M55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Johannes Raja Guk Guk</text:p>
          </table:table-cell>
          <table:table-cell table:style-name="ce30" office:value-type="float" office:value="21231033" calcext:value-type="float">
            <text:p>21231033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56:.F56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56]+0.1*[.H56]+0.1*[.I56]+0.2*[.J56]+0.2*[.K56]+0.1*[.L56]+0.1*[.M56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Loviana Anggriany Arianto Subandri</text:p>
          </table:table-cell>
          <table:table-cell table:style-name="ce30" office:value-type="float" office:value="21231037" calcext:value-type="float">
            <text:p>21231037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7:.F57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7]+0.1*[.H57]+0.1*[.I57]+0.2*[.J57]+0.2*[.K57]+0.1*[.L57]+0.1*[.M57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ochamad Surya Saputra</text:p>
          </table:table-cell>
          <table:table-cell table:style-name="ce30" office:value-type="float" office:value="21231041" calcext:value-type="float">
            <text:p>2123104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8:.F58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8]+0.1*[.H58]+0.1*[.I58]+0.2*[.J58]+0.2*[.K58]+0.1*[.L58]+0.1*[.M58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Fajar</text:p>
          </table:table-cell>
          <table:table-cell table:style-name="ce30" office:value-type="float" office:value="21231045" calcext:value-type="float">
            <text:p>21231045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59:.F59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9]+0.1*[.H59]+0.1*[.I59]+0.2*[.J59]+0.2*[.K59]+0.1*[.L59]+0.1*[.M59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svita Musvita</text:p>
          </table:table-cell>
          <table:table-cell table:style-name="ce30" office:value-type="float" office:value="21231049" calcext:value-type="float">
            <text:p>2123104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60:.F60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60]+0.1*[.H60]+0.1*[.I60]+0.2*[.J60]+0.2*[.K60]+0.1*[.L60]+0.1*[.M60])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Nur Mira</text:p>
          </table:table-cell>
          <table:table-cell table:style-name="ce30" office:value-type="float" office:value="21231053" calcext:value-type="float">
            <text:p>21231053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61:.F61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61]+0.1*[.H61]+0.1*[.I61]+0.2*[.J61]+0.2*[.K61]+0.1*[.L61]+0.1*[.M61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Revan Auzan Fachri</text:p>
          </table:table-cell>
          <table:table-cell table:style-name="ce30" office:value-type="float" office:value="21231057" calcext:value-type="float">
            <text:p>21231057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62:.F62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62]+0.1*[.H62]+0.1*[.I62]+0.2*[.J62]+0.2*[.K62]+0.1*[.L62]+0.1*[.M62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Sifaa Ul Jannah</text:p>
          </table:table-cell>
          <table:table-cell table:style-name="ce30" office:value-type="float" office:value="21231061" calcext:value-type="float">
            <text:p>21231061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63:.F63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3" table:style-name="ce32" office:value-type="float" office:value="85" calcext:value-type="float">
            <text:p>85</text:p>
          </table:table-cell>
          <table:table-cell table:formula="of:=ROUND(0.2*[.G63]+0.1*[.H63]+0.1*[.I63]+0.2*[.J63]+0.2*[.K63]+0.1*[.L63]+0.1*[.M63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Suci Yosephin Br Tarigan</text:p>
          </table:table-cell>
          <table:table-cell table:style-name="ce30" office:value-type="float" office:value="21231065" calcext:value-type="float">
            <text:p>2123106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64:.F6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64]+0.1*[.H64]+0.1*[.I64]+0.2*[.J64]+0.2*[.K64]+0.1*[.L64]+0.1*[.M64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Zahra Jasmine Anindya S</text:p>
          </table:table-cell>
          <table:table-cell table:style-name="ce30" office:value-type="float" office:value="21231069" calcext:value-type="float">
            <text:p>21231069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65:.F65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65]+0.1*[.H65]+0.1*[.I65]+0.2*[.J65]+0.2*[.K65]+0.1*[.L65]+0.1*[.M65])" office:value-type="float" office:value="80" calcext:value-type="float">
            <text:p>80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B2:Sheet2.J66" table:display-filter-buttons="true"/>
        <table:database-range table:name="__Anonymous_Sheet_DB__2" table:target-range-address="Sheet3.B1:Sheet3.N6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9:05:19.095956333</dc:date>
    <meta:editing-duration>PT38M27S</meta:editing-duration>
    <meta:editing-cycles>3</meta:editing-cycles>
    <meta:generator>LibreOffice/7.3.7.2$Linux_X86_64 LibreOffice_project/30$Build-2</meta:generator>
    <meta:document-statistic meta:table-count="3" meta:cell-count="1943" meta:object-count="0"/>
  </office:meta>
</office:document-meta>
</file>